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Print1" svg:font-family="'Segoe Print'" style:font-family-generic="system" style:font-pitch="variable"/>
    <style:font-face style:name="Segoe UI1" svg:font-family="'Segoe U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2dd3" officeooo:paragraph-rsid="001d2dd3"/>
    </style:style>
    <style:style style:name="P2" style:family="paragraph" style:parent-style-name="Standard">
      <style:text-properties officeooo:rsid="001d2dd3" officeooo:paragraph-rsid="0025ac5e"/>
    </style:style>
    <style:style style:name="P3" style:family="paragraph" style:parent-style-name="Standard">
      <style:text-properties officeooo:rsid="001d510f" officeooo:paragraph-rsid="001d510f"/>
    </style:style>
    <style:style style:name="P4" style:family="paragraph" style:parent-style-name="Standard">
      <style:text-properties officeooo:rsid="001dcb25" officeooo:paragraph-rsid="001dcb25"/>
    </style:style>
    <style:style style:name="P5" style:family="paragraph" style:parent-style-name="Standard">
      <style:text-properties officeooo:rsid="001eb824" officeooo:paragraph-rsid="001eb824"/>
    </style:style>
    <style:style style:name="P6" style:family="paragraph" style:parent-style-name="Standard">
      <style:text-properties officeooo:rsid="001fbd1c" officeooo:paragraph-rsid="001fbd1c"/>
    </style:style>
    <style:style style:name="P7" style:family="paragraph" style:parent-style-name="Standard">
      <style:text-properties officeooo:rsid="00211ac0" officeooo:paragraph-rsid="00211ac0"/>
    </style:style>
    <style:style style:name="P8" style:family="paragraph" style:parent-style-name="Standard">
      <style:text-properties officeooo:rsid="002219b5" officeooo:paragraph-rsid="002219b5"/>
    </style:style>
    <style:style style:name="P9" style:family="paragraph" style:parent-style-name="Standard">
      <style:text-properties officeooo:rsid="0022b650" officeooo:paragraph-rsid="0022b650"/>
    </style:style>
    <style:style style:name="P10" style:family="paragraph" style:parent-style-name="Standard">
      <style:text-properties officeooo:rsid="0025ac5e" officeooo:paragraph-rsid="0025ac5e"/>
    </style:style>
    <style:style style:name="P11" style:family="paragraph" style:parent-style-name="Standard">
      <style:text-properties officeooo:rsid="00281cd9" officeooo:paragraph-rsid="00281cd9"/>
    </style:style>
    <style:style style:name="P12" style:family="paragraph" style:parent-style-name="Standard">
      <style:paragraph-properties fo:text-align="justify" style:justify-single-word="false"/>
      <style:text-properties officeooo:rsid="00281cd9" officeooo:paragraph-rsid="00281cd9"/>
    </style:style>
    <style:style style:name="P13" style:family="paragraph" style:parent-style-name="Standard">
      <style:paragraph-properties fo:text-align="justify" style:justify-single-word="false"/>
      <style:text-properties officeooo:rsid="00281cd9" officeooo:paragraph-rsid="0028a01f"/>
    </style:style>
    <style:style style:name="P14" style:family="paragraph" style:parent-style-name="Standard">
      <style:paragraph-properties fo:text-align="start" style:justify-single-word="false"/>
      <style:text-properties officeooo:rsid="00281cd9" officeooo:paragraph-rsid="00281cd9"/>
    </style:style>
    <style:style style:name="P15" style:family="paragraph" style:parent-style-name="Standard">
      <style:paragraph-properties fo:text-align="start" style:justify-single-word="false"/>
      <style:text-properties officeooo:rsid="00281cd9" officeooo:paragraph-rsid="0028a01f"/>
    </style:style>
    <style:style style:name="P16" style:family="paragraph" style:parent-style-name="Standard">
      <style:paragraph-properties fo:text-align="center" style:justify-single-word="false"/>
      <style:text-properties officeooo:rsid="00281cd9" officeooo:paragraph-rsid="00281cd9"/>
    </style:style>
    <style:style style:name="P17" style:family="paragraph" style:parent-style-name="Standard">
      <style:text-properties officeooo:paragraph-rsid="00281cd9"/>
    </style:style>
    <style:style style:name="P18" style:family="paragraph" style:parent-style-name="Standard">
      <style:text-properties fo:language="pt" fo:country="BR" officeooo:paragraph-rsid="00281cd9"/>
    </style:style>
    <style:style style:name="P19" style:family="paragraph" style:parent-style-name="Standard">
      <style:paragraph-properties fo:text-align="justify" style:justify-single-word="false"/>
      <style:text-properties fo:language="pt" fo:country="BR" officeooo:paragraph-rsid="00281cd9" style:font-name-complex="Calibri"/>
    </style:style>
    <style:style style:name="P20" style:family="paragraph" style:parent-style-name="Standard">
      <style:text-properties fo:language="pt" fo:country="BR" officeooo:rsid="00281cd9" officeooo:paragraph-rsid="00281cd9"/>
    </style:style>
    <style:style style:name="P21" style:family="paragraph" style:parent-style-name="Standard">
      <style:paragraph-properties fo:text-align="justify" style:justify-single-word="false"/>
      <style:text-properties fo:language="pt" fo:country="BR" officeooo:rsid="00281cd9" officeooo:paragraph-rsid="00281cd9"/>
    </style:style>
    <style:style style:name="P22" style:family="paragraph" style:parent-style-name="Standard">
      <style:paragraph-properties fo:text-align="center" style:justify-single-word="false"/>
      <style:text-properties fo:language="pt" fo:country="BR" officeooo:rsid="00281cd9" officeooo:paragraph-rsid="00281cd9"/>
    </style:style>
    <style:style style:name="P23" style:family="paragraph" style:parent-style-name="Standard">
      <style:paragraph-properties fo:text-align="start" style:justify-single-word="false"/>
      <style:text-properties fo:language="pt" fo:country="BR" officeooo:rsid="00281cd9" officeooo:paragraph-rsid="00281cd9"/>
    </style:style>
    <style:style style:name="P24" style:family="paragraph" style:parent-style-name="Standard">
      <style:paragraph-properties fo:text-align="start" style:justify-single-word="false"/>
      <style:text-properties fo:language="pt" fo:country="BR" officeooo:rsid="0028a01f" officeooo:paragraph-rsid="0028a01f"/>
    </style:style>
    <style:style style:name="P25" style:family="paragraph" style:parent-style-name="Standard">
      <style:text-properties fo:language="pt" fo:country="BR" officeooo:paragraph-rsid="002b5152"/>
    </style:style>
    <style:style style:name="P26" style:family="paragraph" style:parent-style-name="Standard">
      <style:paragraph-properties fo:text-align="start" style:justify-single-word="false"/>
      <style:text-properties fo:language="pt" fo:country="BR" officeooo:rsid="002b5152" officeooo:paragraph-rsid="002b5152"/>
    </style:style>
    <style:style style:name="P27" style:family="paragraph" style:parent-style-name="Standard">
      <style:text-properties fo:language="pt" fo:country="BR" officeooo:paragraph-rsid="002b5152" style:font-name-complex="Segoe Print1"/>
    </style:style>
    <style:style style:name="P28" style:family="paragraph" style:parent-style-name="Standard">
      <style:text-properties fo:language="pt" fo:country="BR" officeooo:paragraph-rsid="002b5152" style:font-name-complex="Courier New1"/>
    </style:style>
    <style:style style:name="P29" style:family="paragraph" style:parent-style-name="Standard">
      <style:paragraph-properties fo:text-align="center" style:justify-single-word="false"/>
      <style:text-properties fo:language="pt" fo:country="BR" officeooo:paragraph-rsid="002b5152" style:font-name-complex="Courier New1"/>
    </style:style>
    <style:style style:name="P30" style:family="paragraph" style:parent-style-name="Standard">
      <style:paragraph-properties fo:text-align="justify" style:justify-single-word="false"/>
      <style:text-properties officeooo:paragraph-rsid="00281cd9"/>
    </style:style>
    <style:style style:name="P31" style:family="paragraph" style:parent-style-name="Standard">
      <style:paragraph-properties fo:text-align="justify" style:justify-single-word="false"/>
      <style:text-properties officeooo:rsid="0028a01f" officeooo:paragraph-rsid="0028a01f"/>
    </style:style>
    <style:style style:name="P32" style:family="paragraph" style:parent-style-name="Standard">
      <style:paragraph-properties fo:text-align="start" style:justify-single-word="false"/>
      <style:text-properties officeooo:rsid="0028a01f" officeooo:paragraph-rsid="0028a01f"/>
    </style:style>
    <style:style style:name="P33" style:family="paragraph" style:parent-style-name="Standard">
      <style:paragraph-properties fo:text-align="justify" style:justify-single-word="false"/>
      <style:text-properties officeooo:rsid="002b3ad3" officeooo:paragraph-rsid="002b3ad3"/>
    </style:style>
    <style:style style:name="P34" style:family="paragraph" style:parent-style-name="Standard">
      <style:paragraph-properties fo:text-align="justify" style:justify-single-word="false"/>
      <style:text-properties officeooo:rsid="002b3ad3" officeooo:paragraph-rsid="002cb7ef"/>
    </style:style>
    <style:style style:name="P35" style:family="paragraph" style:parent-style-name="Standard">
      <style:paragraph-properties fo:text-align="start" style:justify-single-word="false"/>
      <style:text-properties officeooo:rsid="002b3ad3" officeooo:paragraph-rsid="002b3ad3"/>
    </style:style>
    <style:style style:name="P36" style:family="paragraph" style:parent-style-name="Standard">
      <style:paragraph-properties fo:text-align="start" style:justify-single-word="false"/>
      <style:text-properties officeooo:rsid="00197daf" officeooo:paragraph-rsid="002b3ad3"/>
    </style:style>
    <style:style style:name="P37" style:family="paragraph" style:parent-style-name="Standard">
      <style:paragraph-properties fo:text-align="start" style:justify-single-word="false"/>
      <style:text-properties officeooo:rsid="0015cb97" officeooo:paragraph-rsid="002b3ad3"/>
    </style:style>
    <style:style style:name="P38" style:family="paragraph" style:parent-style-name="Standard">
      <style:paragraph-properties fo:text-align="start" style:justify-single-word="false"/>
      <style:text-properties officeooo:rsid="00172026" officeooo:paragraph-rsid="002b3ad3"/>
    </style:style>
    <style:style style:name="P39" style:family="paragraph" style:parent-style-name="Standard">
      <style:paragraph-properties fo:text-align="start" style:justify-single-word="false"/>
      <style:text-properties officeooo:rsid="0017cc70" officeooo:paragraph-rsid="002b3ad3"/>
    </style:style>
    <style:style style:name="P40" style:family="paragraph" style:parent-style-name="Standard">
      <style:text-properties officeooo:paragraph-rsid="002b3ad3"/>
    </style:style>
    <style:style style:name="P41" style:family="paragraph" style:parent-style-name="Standard">
      <style:text-properties style:font-name="Century Schoolbook L" fo:font-size="12pt" officeooo:rsid="00099307" officeooo:paragraph-rsid="002b3ad3" style:font-size-asian="12pt" style:font-size-complex="12pt"/>
    </style:style>
    <style:style style:name="P42" style:family="paragraph" style:parent-style-name="Standard">
      <style:text-properties style:font-name="Century Schoolbook L" fo:font-size="12pt" officeooo:rsid="002b3ad3" officeooo:paragraph-rsid="002b3ad3" style:font-size-asian="12pt" style:font-size-complex="12pt"/>
    </style:style>
    <style:style style:name="P43" style:family="paragraph" style:parent-style-name="Standard">
      <style:text-properties style:font-name="Century Schoolbook L" fo:font-size="12pt" officeooo:rsid="002b5152" officeooo:paragraph-rsid="002b5152" style:font-size-asian="12pt" style:font-size-complex="12pt"/>
    </style:style>
    <style:style style:name="P44" style:family="paragraph" style:parent-style-name="Standard">
      <style:paragraph-properties fo:text-align="start" style:justify-single-word="false"/>
      <style:text-properties officeooo:rsid="002b5152" officeooo:paragraph-rsid="002b5152"/>
    </style:style>
    <style:style style:name="P45" style:family="paragraph" style:parent-style-name="Standard">
      <style:paragraph-properties fo:text-align="start" style:justify-single-word="false"/>
      <style:text-properties officeooo:rsid="002b5152" officeooo:paragraph-rsid="0030b884"/>
    </style:style>
    <style:style style:name="P46" style:family="paragraph" style:parent-style-name="Standard">
      <style:text-properties officeooo:rsid="002b5152" officeooo:paragraph-rsid="002b5152"/>
    </style:style>
    <style:style style:name="P47" style:family="paragraph" style:parent-style-name="Standard">
      <style:text-properties officeooo:paragraph-rsid="002b5152"/>
    </style:style>
    <style:style style:name="P48" style:family="paragraph" style:parent-style-name="Standard">
      <style:paragraph-properties fo:text-align="start" style:justify-single-word="false"/>
      <style:text-properties officeooo:rsid="0001438a" officeooo:paragraph-rsid="002b5152"/>
    </style:style>
    <style:style style:name="P49" style:family="paragraph" style:parent-style-name="Standard">
      <style:paragraph-properties fo:text-align="justify" style:justify-single-word="false"/>
      <style:text-properties officeooo:rsid="002cb7ef" officeooo:paragraph-rsid="002cb7ef"/>
    </style:style>
    <style:style style:name="P50" style:family="paragraph" style:parent-style-name="Standard">
      <style:paragraph-properties fo:text-align="justify" style:justify-single-word="false"/>
      <style:text-properties officeooo:rsid="001e7440" officeooo:paragraph-rsid="002dcedf"/>
    </style:style>
    <style:style style:name="P51" style:family="paragraph" style:parent-style-name="Standard">
      <style:text-properties officeooo:rsid="001e7440" officeooo:paragraph-rsid="002dcedf"/>
    </style:style>
    <style:style style:name="P52" style:family="paragraph" style:parent-style-name="Standard">
      <style:paragraph-properties fo:text-align="justify" style:justify-single-word="false"/>
      <style:text-properties officeooo:rsid="002dcedf" officeooo:paragraph-rsid="002dcedf"/>
    </style:style>
    <style:style style:name="P53" style:family="paragraph" style:parent-style-name="Standard">
      <style:paragraph-properties fo:text-align="justify" style:justify-single-word="false"/>
      <style:text-properties officeooo:rsid="002f9cb6" officeooo:paragraph-rsid="002f9cb6"/>
    </style:style>
    <style:style style:name="P54" style:family="paragraph" style:parent-style-name="Standard">
      <style:paragraph-properties fo:text-align="start" style:justify-single-word="false"/>
      <style:text-properties officeooo:rsid="002f9cb6" officeooo:paragraph-rsid="002b5152"/>
    </style:style>
    <style:style style:name="P55" style:family="paragraph" style:parent-style-name="Standard">
      <style:paragraph-properties fo:text-align="start" style:justify-single-word="false"/>
      <style:text-properties officeooo:rsid="002f9cb6" officeooo:paragraph-rsid="002f9cb6"/>
    </style:style>
    <style:style style:name="P56" style:family="paragraph" style:parent-style-name="Standard">
      <style:paragraph-properties fo:text-align="start" style:justify-single-word="false"/>
      <style:text-properties officeooo:rsid="0030b884" officeooo:paragraph-rsid="0030b884"/>
    </style:style>
    <style:style style:name="P57" style:family="paragraph" style:parent-style-name="Standard">
      <style:paragraph-properties fo:text-align="justify" style:justify-single-word="false"/>
      <style:text-properties fo:color="#000000" style:font-name="Segoe UI" fo:font-size="9pt" fo:language="pt" fo:country="BR" officeooo:rsid="00281cd9" officeooo:paragraph-rsid="00281cd9" style:font-size-asian="9pt" style:font-name-complex="Segoe UI1" style:font-size-complex="9pt"/>
    </style:style>
    <style:style style:name="P58" style:family="paragraph" style:parent-style-name="Standard">
      <style:paragraph-properties fo:text-align="justify" style:justify-single-word="false"/>
      <style:text-properties style:font-name="Segoe Print" fo:language="pt" fo:country="BR" fo:font-weight="bold" officeooo:rsid="00281cd9" officeooo:paragraph-rsid="00281cd9" style:font-weight-asian="bold" style:font-name-complex="Segoe Print1" style:font-weight-complex="bold"/>
    </style:style>
    <style:style style:name="P59" style:family="paragraph" style:parent-style-name="Standard">
      <style:paragraph-properties fo:text-align="justify" style:justify-single-word="false"/>
      <style:text-properties style:font-name="Segoe Print" fo:language="pt" fo:country="BR" fo:font-weight="bold" officeooo:rsid="00281cd9" officeooo:paragraph-rsid="0028a01f" style:font-weight-asian="bold" style:font-name-complex="Segoe Print1" style:font-weight-complex="bold"/>
    </style:style>
    <style:style style:name="P60" style:family="paragraph" style:parent-style-name="Standard">
      <style:paragraph-properties fo:text-align="start" style:justify-single-word="false"/>
      <style:text-properties style:font-name="Segoe Print" fo:language="pt" fo:country="BR" officeooo:rsid="002b5152" officeooo:paragraph-rsid="002b5152" style:font-name-complex="Segoe Print1"/>
    </style:style>
    <style:style style:name="P61" style:family="paragraph" style:parent-style-name="Standard">
      <style:text-properties style:font-name="Segoe Print" fo:language="pt" fo:country="BR" officeooo:paragraph-rsid="002b5152" style:font-name-complex="Segoe Print1"/>
    </style:style>
    <style:style style:name="P62" style:family="paragraph" style:parent-style-name="Standard">
      <style:paragraph-properties fo:text-align="start" style:justify-single-word="false"/>
      <style:text-properties style:font-name="Segoe Print" officeooo:rsid="002b5152" officeooo:paragraph-rsid="002b5152" style:font-name-complex="Segoe Print1"/>
    </style:style>
    <style:style style:name="P63" style:family="paragraph" style:parent-style-name="Standard">
      <style:paragraph-properties fo:text-align="start" style:justify-single-word="false"/>
      <style:text-properties style:font-name="Courier New" fo:language="pt" fo:country="BR" officeooo:rsid="002b5152" officeooo:paragraph-rsid="002b5152" style:font-name-complex="Courier New1"/>
    </style:style>
    <style:style style:name="P64" style:family="paragraph" style:parent-style-name="Standard">
      <style:paragraph-properties fo:padding="0.074cm" fo:border-left="none" fo:border-right="none" fo:border-top="none" fo:border-bottom="0.06pt solid #000000" style:join-border="false"/>
      <style:text-properties officeooo:rsid="001d510f" officeooo:paragraph-rsid="001d510f"/>
    </style:style>
    <style:style style:name="P65" style:family="paragraph" style:parent-style-name="Standard">
      <style:paragraph-properties fo:padding="0.074cm" fo:border-left="none" fo:border-right="none" fo:border-top="none" fo:border-bottom="0.06pt solid #000000" style:join-border="false"/>
      <style:text-properties officeooo:rsid="001dcb25" officeooo:paragraph-rsid="001dcb25"/>
    </style:style>
    <style:style style:name="P66" style:family="paragraph" style:parent-style-name="Standard">
      <style:paragraph-properties fo:padding="0.074cm" fo:border-left="none" fo:border-right="none" fo:border-top="none" fo:border-bottom="0.06pt solid #000000" style:join-border="false"/>
      <style:text-properties officeooo:rsid="001eb824" officeooo:paragraph-rsid="001eb824"/>
    </style:style>
    <style:style style:name="P67" style:family="paragraph" style:parent-style-name="Standard">
      <style:paragraph-properties fo:padding="0.074cm" fo:border-left="none" fo:border-right="none" fo:border-top="none" fo:border-bottom="0.06pt solid #000000" style:join-border="false"/>
      <style:text-properties officeooo:rsid="001fbd1c" officeooo:paragraph-rsid="001fbd1c"/>
    </style:style>
    <style:style style:name="P68" style:family="paragraph" style:parent-style-name="Standard">
      <style:paragraph-properties fo:padding="0.074cm" fo:border-left="none" fo:border-right="none" fo:border-top="none" fo:border-bottom="0.06pt solid #000000" style:join-border="false"/>
      <style:text-properties officeooo:rsid="00211ac0" officeooo:paragraph-rsid="00211ac0"/>
    </style:style>
    <style:style style:name="P69" style:family="paragraph" style:parent-style-name="Standard">
      <style:paragraph-properties fo:padding="0.074cm" fo:border-left="none" fo:border-right="none" fo:border-top="none" fo:border-bottom="0.06pt solid #000000" style:join-border="false"/>
      <style:text-properties officeooo:rsid="002219b5" officeooo:paragraph-rsid="002219b5"/>
    </style:style>
    <style:style style:name="P70" style:family="paragraph" style:parent-style-name="Standard">
      <style:paragraph-properties fo:padding="0.074cm" fo:border-left="none" fo:border-right="none" fo:border-top="none" fo:border-bottom="0.06pt solid #000000" style:join-border="false"/>
      <style:text-properties officeooo:rsid="0022b650" officeooo:paragraph-rsid="0022b650"/>
    </style:style>
    <style:style style:name="P71" style:family="paragraph" style:parent-style-name="Standard">
      <style:paragraph-properties fo:padding="0.074cm" fo:border-left="none" fo:border-right="none" fo:border-top="none" fo:border-bottom="0.06pt solid #000000" style:join-border="false"/>
      <style:text-properties officeooo:rsid="0025ac5e" officeooo:paragraph-rsid="0025ac5e"/>
    </style:style>
    <style:style style:name="P72" style:family="paragraph" style:parent-style-name="Standard">
      <style:paragraph-properties fo:padding="0.074cm" fo:border-left="none" fo:border-right="none" fo:border-top="none" fo:border-bottom="0.06pt solid #000000" style:join-border="false"/>
      <style:text-properties officeooo:rsid="00281cd9" officeooo:paragraph-rsid="00281cd9"/>
    </style:style>
    <style:style style:name="P73"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81cd9" officeooo:paragraph-rsid="00281cd9"/>
    </style:style>
    <style:style style:name="P74" style:family="paragraph" style:parent-style-name="Standard">
      <style:paragraph-properties fo:text-align="start" style:justify-single-word="false" fo:padding="0.074cm" fo:border-left="none" fo:border-right="none" fo:border-top="none" fo:border-bottom="0.06pt solid #000000" style:join-border="false"/>
      <style:text-properties officeooo:rsid="00281cd9" officeooo:paragraph-rsid="00281cd9"/>
    </style:style>
    <style:style style:name="P75"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8a01f" officeooo:paragraph-rsid="0028a01f"/>
    </style:style>
    <style:style style:name="P76"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b3ad3" officeooo:paragraph-rsid="0028a01f"/>
    </style:style>
    <style:style style:name="P77"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b3ad3" officeooo:paragraph-rsid="002cb7ef"/>
    </style:style>
    <style:style style:name="P78" style:family="paragraph" style:parent-style-name="Standard">
      <style:paragraph-properties fo:text-align="start" style:justify-single-word="false" fo:padding="0.074cm" fo:border-left="none" fo:border-right="none" fo:border-top="none" fo:border-bottom="0.06pt solid #000000" style:join-border="false"/>
      <style:text-properties officeooo:rsid="002b3ad3" officeooo:paragraph-rsid="002b5152"/>
    </style:style>
    <style:style style:name="P79" style:family="paragraph" style:parent-style-name="Standard">
      <style:paragraph-properties fo:text-align="start" style:justify-single-word="false" fo:padding="0.074cm" fo:border-left="none" fo:border-right="none" fo:border-top="none" fo:border-bottom="0.06pt solid #000000" style:join-border="false"/>
      <style:text-properties officeooo:rsid="00197daf" officeooo:paragraph-rsid="002b3ad3"/>
    </style:style>
    <style:style style:name="P80" style:family="paragraph" style:parent-style-name="Standard">
      <style:paragraph-properties fo:text-align="start" style:justify-single-word="false" fo:padding="0.074cm" fo:border-left="none" fo:border-right="none" fo:border-top="none" fo:border-bottom="0.06pt solid #000000" style:join-border="false"/>
      <style:text-properties style:font-name="Century Schoolbook L" fo:font-size="12pt" officeooo:rsid="00099307" officeooo:paragraph-rsid="002b3ad3" style:font-size-asian="12pt" style:font-size-complex="12pt"/>
    </style:style>
    <style:style style:name="P81" style:family="paragraph" style:parent-style-name="Standard">
      <style:paragraph-properties fo:padding="0.074cm" fo:border-left="none" fo:border-right="none" fo:border-top="none" fo:border-bottom="0.06pt solid #000000" style:join-border="false"/>
      <style:text-properties style:font-name="Century Schoolbook L" fo:font-size="12pt" officeooo:rsid="00099307" officeooo:paragraph-rsid="002b3ad3" style:font-size-asian="12pt" style:font-size-complex="12pt"/>
    </style:style>
    <style:style style:name="P82" style:family="paragraph" style:parent-style-name="Standard">
      <style:paragraph-properties fo:text-align="start" style:justify-single-word="false" fo:padding="0.074cm" fo:border-left="none" fo:border-right="none" fo:border-top="none" fo:border-bottom="0.06pt solid #000000" style:join-border="false"/>
      <style:text-properties officeooo:rsid="002b5152" officeooo:paragraph-rsid="002b5152"/>
    </style:style>
    <style:style style:name="P83" style:family="paragraph" style:parent-style-name="Standard">
      <style:paragraph-properties fo:text-align="start" style:justify-single-word="false" fo:padding="0.074cm" fo:border-left="none" fo:border-right="none" fo:border-top="none" fo:border-bottom="0.06pt solid #000000" style:join-border="false"/>
      <style:text-properties officeooo:rsid="0001438a" officeooo:paragraph-rsid="002b5152"/>
    </style:style>
    <style:style style:name="P84"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cb7ef" officeooo:paragraph-rsid="002cb7ef"/>
    </style:style>
    <style:style style:name="P85"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dcedf" officeooo:paragraph-rsid="002dcedf"/>
    </style:style>
    <style:style style:name="P86" style:family="paragraph" style:parent-style-name="Standard">
      <style:paragraph-properties fo:text-align="start" style:justify-single-word="false" fo:padding="0.074cm" fo:border-left="none" fo:border-right="none" fo:border-top="none" fo:border-bottom="0.06pt solid #000000" style:join-border="false"/>
      <style:text-properties officeooo:rsid="002f9cb6" officeooo:paragraph-rsid="002f9cb6"/>
    </style:style>
    <style:style style:name="P87" style:family="paragraph" style:parent-style-name="Standard">
      <style:paragraph-properties fo:text-align="justify" style:justify-single-word="false" fo:padding="0.074cm" fo:border-left="none" fo:border-right="none" fo:border-top="none" fo:border-bottom="0.06pt solid #000000" style:join-border="false"/>
      <style:text-properties fo:language="pt" fo:country="BR" officeooo:rsid="00281cd9" officeooo:paragraph-rsid="00281cd9"/>
    </style:style>
    <style:style style:name="P88" style:family="paragraph" style:parent-style-name="Standard">
      <style:paragraph-properties fo:text-align="start" style:justify-single-word="false" fo:padding="0.074cm" fo:border-left="none" fo:border-right="none" fo:border-top="none" fo:border-bottom="0.06pt solid #000000" style:join-border="false"/>
      <style:text-properties fo:language="pt" fo:country="BR" officeooo:rsid="002b5152" officeooo:paragraph-rsid="002b5152"/>
    </style:style>
    <style:style style:name="P89"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Segoe UI" fo:font-size="9pt" fo:language="pt" fo:country="BR" officeooo:rsid="00281cd9" officeooo:paragraph-rsid="00281cd9" style:font-size-asian="9pt" style:font-name-complex="Segoe UI1" style:font-size-complex="9pt"/>
    </style:style>
    <style:style style:name="P90"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Print" fo:language="pt" fo:country="BR" officeooo:rsid="002b5152" officeooo:paragraph-rsid="002b5152" style:font-name-complex="Segoe Print1"/>
    </style:style>
    <style:style style:name="P91"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officeooo:paragraph-rsid="002b3ad3"/>
    </style:style>
    <style:style style:name="P92"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officeooo:rsid="002b3ad3" officeooo:paragraph-rsid="002b3ad3"/>
    </style:style>
    <style:style style:name="P93" style:family="paragraph" style:parent-style-name="Standard">
      <style:paragraph-properties fo:margin-top="0cm" fo:margin-bottom="0cm" loext:contextual-spacing="false" fo:line-height="100%">
        <style:tab-stops>
          <style:tab-stop style:position="0.508cm"/>
          <style:tab-stop style:position="1.016cm"/>
          <style:tab-stop style:position="1.524cm"/>
          <style:tab-stop style:position="2.032cm"/>
          <style:tab-stop style:position="2.54cm"/>
          <style:tab-stop style:position="3.048cm"/>
          <style:tab-stop style:position="3.556cm"/>
          <style:tab-stop style:position="4.064cm"/>
          <style:tab-stop style:position="4.572cm"/>
          <style:tab-stop style:position="5.08cm"/>
          <style:tab-stop style:position="5.588cm"/>
          <style:tab-stop style:position="6.096cm"/>
          <style:tab-stop style:position="6.604cm"/>
          <style:tab-stop style:position="7.112cm"/>
          <style:tab-stop style:position="7.62cm"/>
          <style:tab-stop style:position="8.128cm"/>
          <style:tab-stop style:position="8.636cm"/>
          <style:tab-stop style:position="9.144cm"/>
          <style:tab-stop style:position="9.652cm"/>
          <style:tab-stop style:position="10.16cm"/>
          <style:tab-stop style:position="10.668cm"/>
          <style:tab-stop style:position="11.176cm"/>
          <style:tab-stop style:position="11.684cm"/>
          <style:tab-stop style:position="12.192cm"/>
          <style:tab-stop style:position="12.7cm"/>
          <style:tab-stop style:position="13.208cm"/>
          <style:tab-stop style:position="13.716cm"/>
          <style:tab-stop style:position="14.224cm"/>
          <style:tab-stop style:position="14.732cm"/>
          <style:tab-stop style:position="15.24cm"/>
          <style:tab-stop style:position="15.748cm"/>
          <style:tab-stop style:position="16.256cm"/>
        </style:tab-stops>
      </style:paragraph-properties>
      <style:text-properties style:font-name="Segoe Print" fo:language="pt" fo:country="BR" officeooo:paragraph-rsid="002b5152" style:font-name-complex="Segoe Print1"/>
    </style:style>
    <style:style style:name="P94" style:family="paragraph" style:parent-style-name="Standard">
      <style:paragraph-properties fo:margin-left="0cm" fo:margin-right="0cm" fo:text-indent="0cm" style:auto-text-indent="false"/>
      <style:text-properties style:font-name="Century Schoolbook L" fo:font-size="12pt" officeooo:rsid="00099307" officeooo:paragraph-rsid="002b3ad3" style:font-size-asian="12pt" style:font-size-complex="12pt"/>
    </style:style>
    <style:style style:name="P95" style:family="paragraph" style:parent-style-name="Standard">
      <style:paragraph-properties fo:text-align="start" style:justify-single-word="false" fo:padding-left="0cm" fo:padding-right="0cm" fo:padding-top="0cm" fo:padding-bottom="0.035cm" fo:border-left="none" fo:border-right="none" fo:border-top="none" fo:border-bottom="0.74pt solid #00000a"/>
      <style:text-properties officeooo:rsid="002b5152" officeooo:paragraph-rsid="002b5152"/>
    </style:style>
    <style:style style:name="P96" style:family="paragraph" style:parent-style-name="Standard">
      <style:paragraph-properties fo:padding="0.074cm" fo:border-left="none" fo:border-right="none" fo:border-top="none" fo:border-bottom="0.06pt solid #000000" style:join-border="false"/>
      <style:text-properties officeooo:rsid="001d2dd3" officeooo:paragraph-rsid="001d2dd3"/>
    </style:style>
    <style:style style:name="P97" style:family="paragraph" style:parent-style-name="Standard">
      <style:paragraph-properties fo:padding="0.074cm" fo:border-left="none" fo:border-right="none" fo:border-top="none" fo:border-bottom="0.06pt solid #000000" style:join-border="false"/>
      <style:text-properties officeooo:rsid="001d2dd3" officeooo:paragraph-rsid="0025ac5e"/>
    </style:style>
    <style:style style:name="P98" style:family="paragraph" style:parent-style-name="Standard">
      <style:paragraph-properties fo:padding="0.074cm" fo:border-left="none" fo:border-right="none" fo:border-top="none" fo:border-bottom="0.06pt solid #000000" style:join-border="false"/>
      <style:text-properties officeooo:rsid="001d510f" officeooo:paragraph-rsid="001d510f"/>
    </style:style>
    <style:style style:name="P99" style:family="paragraph" style:parent-style-name="Standard">
      <style:paragraph-properties fo:padding="0.074cm" fo:border-left="none" fo:border-right="none" fo:border-top="none" fo:border-bottom="0.06pt solid #000000" style:join-border="false"/>
      <style:text-properties officeooo:rsid="00281cd9" officeooo:paragraph-rsid="00281cd9"/>
    </style:style>
    <style:style style:name="P100"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81cd9" officeooo:paragraph-rsid="00281cd9"/>
    </style:style>
    <style:style style:name="P101" style:family="paragraph" style:parent-style-name="Standard">
      <style:paragraph-properties fo:text-align="justify" style:justify-single-word="false" fo:padding="0.074cm" fo:border-left="none" fo:border-right="none" fo:border-top="none" fo:border-bottom="0.06pt solid #000000" style:join-border="false"/>
      <style:text-properties officeooo:rsid="00281cd9" officeooo:paragraph-rsid="0028a01f"/>
    </style:style>
    <style:style style:name="P102" style:family="paragraph" style:parent-style-name="Standard">
      <style:paragraph-properties fo:text-align="start" style:justify-single-word="false" fo:padding="0.074cm" fo:border-left="none" fo:border-right="none" fo:border-top="none" fo:border-bottom="0.06pt solid #000000" style:join-border="false"/>
      <style:text-properties officeooo:rsid="00281cd9" officeooo:paragraph-rsid="00281cd9"/>
    </style:style>
    <style:style style:name="P103" style:family="paragraph" style:parent-style-name="Standard">
      <style:paragraph-properties fo:text-align="start" style:justify-single-word="false" fo:padding="0.074cm" fo:border-left="none" fo:border-right="none" fo:border-top="none" fo:border-bottom="0.06pt solid #000000" style:join-border="false"/>
      <style:text-properties officeooo:rsid="002b5152" officeooo:paragraph-rsid="002b5152"/>
    </style:style>
    <style:style style:name="P104" style:family="paragraph" style:parent-style-name="Standard">
      <style:paragraph-properties fo:text-align="start" style:justify-single-word="false" fo:padding="0.074cm" fo:border-left="none" fo:border-right="none" fo:border-top="none" fo:border-bottom="0.06pt solid #000000" style:join-border="false"/>
      <style:text-properties officeooo:rsid="002b5152" officeooo:paragraph-rsid="0030b884"/>
    </style:style>
    <style:style style:name="P105" style:family="paragraph" style:parent-style-name="Standard">
      <style:text-properties officeooo:rsid="001d2dd3" officeooo:paragraph-rsid="001d2dd3"/>
    </style:style>
    <style:style style:name="P106" style:family="paragraph" style:parent-style-name="Standard">
      <style:text-properties officeooo:rsid="001d2dd3" officeooo:paragraph-rsid="0025ac5e"/>
    </style:style>
    <style:style style:name="P107" style:family="paragraph" style:parent-style-name="Standard">
      <style:text-properties officeooo:rsid="001d510f" officeooo:paragraph-rsid="001d510f"/>
    </style:style>
    <style:style style:name="P108" style:family="paragraph" style:parent-style-name="Standard">
      <style:text-properties officeooo:rsid="00281cd9" officeooo:paragraph-rsid="00281cd9"/>
    </style:style>
    <style:style style:name="P109" style:family="paragraph" style:parent-style-name="Standard">
      <style:paragraph-properties fo:text-align="start" style:justify-single-word="false"/>
      <style:text-properties officeooo:rsid="00281cd9" officeooo:paragraph-rsid="00281cd9"/>
    </style:style>
    <style:style style:name="P110" style:family="paragraph" style:parent-style-name="Standard">
      <style:paragraph-properties fo:text-align="justify" style:justify-single-word="false"/>
      <style:text-properties officeooo:rsid="00281cd9" officeooo:paragraph-rsid="00281cd9"/>
    </style:style>
    <style:style style:name="P111" style:family="paragraph" style:parent-style-name="Standard">
      <style:paragraph-properties fo:text-align="justify" style:justify-single-word="false"/>
      <style:text-properties fo:language="pt" fo:country="BR" officeooo:paragraph-rsid="00281cd9" style:font-name-complex="Calibri"/>
    </style:style>
    <style:style style:name="P112" style:family="paragraph" style:parent-style-name="Standard">
      <style:paragraph-properties fo:text-align="justify" style:justify-single-word="false"/>
      <style:text-properties officeooo:paragraph-rsid="00281cd9"/>
    </style:style>
    <style:style style:name="P113" style:family="paragraph" style:parent-style-name="Standard">
      <style:paragraph-properties fo:text-align="justify" style:justify-single-word="false"/>
      <style:text-properties officeooo:rsid="0028a01f" officeooo:paragraph-rsid="0028a01f"/>
    </style:style>
    <style:style style:name="P114" style:family="paragraph" style:parent-style-name="Standard">
      <style:paragraph-properties fo:text-align="justify" style:justify-single-word="false"/>
      <style:text-properties officeooo:rsid="002b3ad3" officeooo:paragraph-rsid="002b3ad3"/>
    </style:style>
    <style:style style:name="P115" style:family="paragraph" style:parent-style-name="Standard">
      <style:paragraph-properties fo:text-align="justify" style:justify-single-word="false"/>
      <style:text-properties officeooo:rsid="002b3ad3" officeooo:paragraph-rsid="0028a01f"/>
    </style:style>
    <style:style style:name="P116" style:family="paragraph" style:parent-style-name="Standard">
      <style:paragraph-properties fo:text-align="justify" style:justify-single-word="false"/>
      <style:text-properties officeooo:rsid="002b3ad3" officeooo:paragraph-rsid="002cb7ef"/>
    </style:style>
    <style:style style:name="P117" style:family="paragraph" style:parent-style-name="Standard">
      <style:paragraph-properties fo:text-align="start" style:justify-single-word="false"/>
      <style:text-properties officeooo:rsid="002b5152" officeooo:paragraph-rsid="0030b884"/>
    </style:style>
    <style:style style:name="P118" style:family="paragraph" style:parent-style-name="Standard">
      <style:paragraph-properties fo:text-align="center" style:justify-single-word="false"/>
      <style:text-properties style:font-name="Courier New" fo:language="pt" fo:country="BR" officeooo:rsid="002b5152" officeooo:paragraph-rsid="002b5152" style:font-name-complex="Courier New1"/>
    </style:style>
    <style:style style:name="T1" style:family="text">
      <style:text-properties officeooo:rsid="0023bdb0"/>
    </style:style>
    <style:style style:name="T2" style:family="text">
      <style:text-properties officeooo:rsid="00272f40"/>
    </style:style>
    <style:style style:name="T3" style:family="text">
      <style:text-properties fo:language="pt" fo:country="BR"/>
    </style:style>
    <style:style style:name="T4" style:family="text">
      <style:text-properties fo:language="pt" fo:country="BR" style:font-name-complex="Calibri"/>
    </style:style>
    <style:style style:name="T5" style:family="text">
      <style:text-properties style:font-name="Arial" fo:font-size="14pt" fo:language="pt" fo:country="BR" style:font-size-asian="14pt" style:font-name-complex="Arial1" style:font-size-complex="14pt"/>
    </style:style>
    <style:style style:name="T6" style:family="text">
      <style:text-properties style:font-name="Cambria" fo:font-size="14pt" fo:language="pt" fo:country="BR" style:font-size-asian="14pt" style:font-name-complex="Calibri" style:font-size-complex="14pt"/>
    </style:style>
    <style:style style:name="T7" style:family="text">
      <style:text-properties fo:color="#000000" style:font-name="Segoe UI" fo:font-size="9pt" fo:language="pt" fo:country="BR" style:font-size-asian="9pt" style:font-name-complex="Segoe UI1" style:font-size-complex="9pt"/>
    </style:style>
    <style:style style:name="T8" style:family="text">
      <style:text-properties style:font-name="Segoe Print" fo:language="pt" fo:country="BR" style:font-name-complex="Segoe Print1"/>
    </style:style>
    <style:style style:name="T9" style:family="text">
      <style:text-properties officeooo:rsid="00172026"/>
    </style:style>
    <style:style style:name="T10" style:family="text">
      <style:text-properties officeooo:rsid="00197daf"/>
    </style:style>
    <style:style style:name="T11" style:family="text">
      <style:text-properties style:text-underline-style="none"/>
    </style:style>
    <style:style style:name="T12" style:family="text">
      <style:text-properties style:font-name="Courier New" style:font-name-complex="Courier New1"/>
    </style:style>
    <style:style style:name="T13" style:family="text">
      <style:text-properties style:font-name="Courier New" fo:language="pt" fo:country="BR" style:font-name-complex="Courier New1"/>
    </style:style>
    <style:style style:name="T14" style:family="text">
      <style:text-properties officeooo:rsid="002cb7ef"/>
    </style:style>
    <style:style style:name="T15" style:family="text">
      <style:text-properties officeooo:rsid="002463c9"/>
    </style:style>
    <style:style style:name="T16" style:family="text">
      <style:text-properties officeooo:rsid="001f5d2a"/>
    </style:style>
    <style:style style:name="T17" style:family="text">
      <style:text-properties officeooo:rsid="002104f3"/>
    </style:style>
    <style:style style:name="T18" style:family="text">
      <style:text-properties officeooo:rsid="0022c513"/>
    </style:style>
    <style:style style:name="T19" style:family="text">
      <style:text-properties officeooo:rsid="002372b5"/>
    </style:style>
    <style:style style:name="T20" style:family="text">
      <style:text-properties officeooo:rsid="002400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
      <text:p text:style-name="P1">1:<text:span text:style-name="T2">1</text:span>: Non-Sense</text:p>
      <text:p text:style-name="P96"/>
      <text:p text:style-name="P1"/>
      <text:p text:style-name="P1">I'm Running Around city</text:p>
      <text:p text:style-name="P1"/>
      <text:p text:style-name="P1">Im runing around city</text:p>
      <text:p text:style-name="P1">And a plane around me</text:p>
      <text:p text:style-name="P1">You really shy plane</text:p>
      <text:p text:style-name="P1">Why do not coome after m</text:p>
      <text:p text:style-name="P96"/>
      <text:p text:style-name="P1"/>
      <text:p text:style-name="P3">Leia Esta Banana</text:p>
      <text:p text:style-name="P1"/>
      <text:p text:style-name="P3">Leia esta banana e tente compreender,</text:p>
      <text:p text:style-name="P3">Que a bela poesia, </text:p>
      <text:p text:style-name="P3">é facilmente compreendida,</text:p>
      <text:p text:style-name="P3">Deste modo, </text:p>
      <text:p text:style-name="P3">automaticamente </text:p>
      <text:p text:style-name="P3">A goiaba vem a mente,</text:p>
      <text:p text:style-name="P3">Bem diferente,</text:p>
      <text:p text:style-name="P3">De quando se usa-se o formato boçal,</text:p>
      <text:p text:style-name="P3">Interpretado pela anatomia esguia,</text:p>
      <text:p text:style-name="P3">da escrita formal.</text:p>
      <text:p text:style-name="P64"/>
      <text:p text:style-name="P3"/>
      <text:p text:style-name="P3">Non Sense Interplanetário</text:p>
      <text:p text:style-name="P3"/>
      <text:p text:style-name="P3">Aliens que fazen weeeeeeriiiiiiii em vez de fechar a boca.</text:p>
      <text:p text:style-name="P3">O cara da terra fala para por uma roupa preta, o alien se veste de preto e sai pela rua, resultado: um medroso lhe deu uma foiçada nas pernas e uma bica no queixo e depois um chute no coco, resultado: cara de budogue sem pescoço e cotoco.</text:p>
      <text:p text:style-name="P64"/>
      <text:p text:style-name="P3"/>
      <text:p text:style-name="P3">Mundo de Fatos Simples</text:p>
      <text:p text:style-name="P3"/>
      <text:p text:style-name="P3">Um mundo no qual os fatos simples naturais como elefantes pensarem como nos fosse vista de forma mística, e o fato de nos atacarem uma retaliação da natureza</text:p>
      <text:p text:style-name="P64"/>
      <text:p text:style-name="P3"/>
      <text:p text:style-name="P3"><text:span text:style-name="T2">1:</text:span>2: Originals</text:p>
      <text:p text:style-name="P64"/>
      <text:p text:style-name="P3"/>
      <text:p text:style-name="P3">Achei que iria e voltei</text:p>
      <text:p text:style-name="P3"/>
      <text:p text:style-name="P3">Achei que iria e voltei</text:p>
      <text:p text:style-name="P3">Pensei que te queria, mas não pensei</text:p>
      <text:p text:style-name="P3">Acho isto errado, mas não acho nada</text:p>
      <text:p text:style-name="P3">Nado! Contra a correnteza e me acabo,</text:p>
      <text:p text:style-name="P3">Vou para todo lado, do lado certo,</text:p>
      <text:p text:style-name="P3"><text:soft-page-break/>Todo lado é errado,</text:p>
      <text:p text:style-name="P3">Parece triste, mas é gozado</text:p>
      <text:p text:style-name="P3">Acho engraçado teu sorriso,</text:p>
      <text:p text:style-name="P3">Me adentro em teu olhar, acho lindo</text:p>
      <text:p text:style-name="P3">Hipnotiza, que maravilha!</text:p>
      <text:p text:style-name="P3">Se achar perdido, na certeza desta trilha!</text:p>
      <text:p text:style-name="P64"/>
      <text:p text:style-name="P3"/>
      <text:p text:style-name="P3">Agora Mesmo o Futuro Parece se Formar</text:p>
      <text:p text:style-name="P3"/>
      <text:p text:style-name="P3">Agora mesmo o futuro parece se formar</text:p>
      <text:p text:style-name="P3">Para juntar novamente nossos caminhos</text:p>
      <text:p text:style-name="P3">Nos mostrar que não estamos mais sozinhos</text:p>
      <text:p text:style-name="P3">E seguirmos tranquilos neste caminho que ruma ao infinito</text:p>
      <text:p text:style-name="P64"/>
      <text:p text:style-name="P3"/>
      <text:p text:style-name="P3">A Insônia me é Novamente Companheira</text:p>
      <text:p text:style-name="P3"/>
      <text:p text:style-name="P3">A insônia me é novamente companheira,</text:p>
      <text:p text:style-name="P3">Desperta-me paixões,</text:p>
      <text:p text:style-name="P3">E meu coração anseia,</text:p>
      <text:p text:style-name="P3">Anseia pelo que não conheço,</text:p>
      <text:p text:style-name="P3">Me oferece a todo preço</text:p>
      <text:p text:style-name="P3">Aquilo que não mereço, nem desejo merecer,</text:p>
      <text:p text:style-name="P3">Me faz esquecer </text:p>
      <text:p text:style-name="P3">Sem querer lembrar,</text:p>
      <text:p text:style-name="P3">Que é necessário dormir,</text:p>
      <text:p text:style-name="P3">Caso queira despertar</text:p>
      <text:p text:style-name="P3">E neste sono acordado,</text:p>
      <text:p text:style-name="P3">Sinto-me tragado e expurgado</text:p>
      <text:p text:style-name="P3">Pelo mesma maldita amiga</text:p>
      <text:p text:style-name="P3">Que se fez de inimiga</text:p>
      <text:p text:style-name="P3">Para afugentar-me de meu antigo abrigo,</text:p>
      <text:p text:style-name="P3">Exilando-me da paz,</text:p>
      <text:p text:style-name="P3">Apunhalando-me por trás,</text:p>
      <text:p text:style-name="P3">Forçando-me a acordar,</text:p>
      <text:p text:style-name="P3">Apenas para que pudesse sentir a natureza surreal deste mundo,</text:p>
      <text:p text:style-name="P3">E ante este sonho absurdo,</text:p>
      <text:p text:style-name="P3">Fazer-me esquecer de que jamais durmo</text:p>
      <text:p text:style-name="P64"/>
      <text:p text:style-name="P3"/>
      <text:p text:style-name="P4">Ao que Tudo Indica</text:p>
      <text:p text:style-name="P3"/>
      <text:p text:style-name="P4">Ao que tudo indica </text:p>
      <text:p text:style-name="P4">Meu eu continua o mesmo</text:p>
      <text:p text:style-name="P4">Sendo um tolo por você</text:p>
      <text:p text:style-name="P4">Deixando tudo por um pouco</text:p>
      <text:p text:style-name="P4">O mundo por um canto</text:p>
      <text:p text:style-name="P4">A razão por amor</text:p>
      <text:p text:style-name="P4">Mas nada será como foi,</text:p>
      <text:p text:style-name="P4">Devemos novamente se inibir,</text:p>
      <text:p text:style-name="P4">Pois expectativas não devem existir, </text:p>
      <text:p text:style-name="P4"><text:soft-page-break/>Ja que devido a nossa mutabilidade,</text:p>
      <text:p text:style-name="P4">como muros mal edificados iremos</text:p>
      <text:p text:style-name="P4">Ruir</text:p>
      <text:p text:style-name="P65"/>
      <text:p text:style-name="P4"/>
      <text:p text:style-name="P4">Bem Como no Primero Dia</text:p>
      <text:p text:style-name="P4"/>
      <text:p text:style-name="P4">Bem como no primeiro dia,</text:p>
      <text:p text:style-name="P4">A sensação novamente é vazia,</text:p>
      <text:p text:style-name="P4">Porém o ar jamais terá o mesmo peso,</text:p>
      <text:p text:style-name="P4">Sei também que não saí ileso,</text:p>
      <text:p text:style-name="P4">Mas apenas desta vez </text:p>
      <text:p text:style-name="P4">Serei coeso,</text:p>
      <text:p text:style-name="P4">Pois pela última vez nos veremos, </text:p>
      <text:p text:style-name="P4">E certamente desta vez,</text:p>
      <text:p text:style-name="P4">Acabaremos com esta insensata lucidez.</text:p>
      <text:p text:style-name="P65"/>
      <text:p text:style-name="P4"/>
      <text:p text:style-name="P4">Das <text:span text:style-name="T1">F</text:span>lores <text:span text:style-name="T1">N</text:span>ascem <text:span text:style-name="T1">M</text:span>onstros</text:p>
      <text:p text:style-name="P65"/>
      <text:p text:style-name="P4"/>
      <text:p text:style-name="P4">Dentre Todas as Coisas Possíveis Quero Ouvir Tua Voz</text:p>
      <text:p text:style-name="P4"/>
      <text:p text:style-name="P4">Dentre todas as coisas possíveis, quero ouvir tua voz,</text:p>
      <text:p text:style-name="P4">E trocaria todo este tempo vago</text:p>
      <text:p text:style-name="P4">Por um minuto contigo a sós,</text:p>
      <text:p text:style-name="P4">Pois não adianta ter muito o que dizer</text:p>
      <text:p text:style-name="P4">Se não existir a oportunidade de o fazer</text:p>
      <text:p text:style-name="P65"/>
      <text:p text:style-name="P4"/>
      <text:p text:style-name="P5">Depois de Muito Refletir</text:p>
      <text:p text:style-name="P4"/>
      <text:p text:style-name="P5">Depois de muito refletir</text:p>
      <text:p text:style-name="P5">Ir e vir, pensar, em tudo que foi dito</text:p>
      <text:p text:style-name="P5">Calculei assim, com um método preciso</text:p>
      <text:p text:style-name="P5">Que tu pensa demais no que acontece comigo</text:p>
      <text:p text:style-name="P5">E eu, aqui sem pensar</text:p>
      <text:p text:style-name="P5">Fico sem poder lembrar</text:p>
      <text:p text:style-name="P5">Que o problema começa dentro de mim</text:p>
      <text:p text:style-name="P5">E nos deixa assim, sem poder dizer</text:p>
      <text:p text:style-name="P5"/>
      <text:p text:style-name="P5">Que é na verdade </text:p>
      <text:p text:style-name="P5">é tudo pelo nosso egoísmo,</text:p>
      <text:p text:style-name="P5">Sabendo que podemos mudar,</text:p>
      <text:p text:style-name="P5">Decidimos ficar a culpar,</text:p>
      <text:p text:style-name="P5">um ao outro, </text:p>
      <text:p text:style-name="P5">Já que o temos em comum é falar:</text:p>
      <text:p text:style-name="P5">"Você nunca quis mudar"</text:p>
      <text:p text:style-name="P5">E no fim das contas, eu </text:p>
      <text:p text:style-name="P5">gasto muito tempo, </text:p>
      <text:p text:style-name="P5">sendo eu</text:p>
      <text:p text:style-name="P66"/>
      <text:p text:style-name="P5"><text:soft-page-break/></text:p>
      <text:p text:style-name="P6">De <text:span text:style-name="T1">R</text:span>epente <text:span text:style-name="T1">P</text:span>onhei</text:p>
      <text:p text:style-name="P5"/>
      <text:p text:style-name="P6">De repente sonhei,</text:p>
      <text:p text:style-name="P6">E contigo novamente fiquei,</text:p>
      <text:p text:style-name="P6">Sorrimos, dançamos, bebemos,</text:p>
      <text:p text:style-name="P6">Dormimos</text:p>
      <text:p text:style-name="P6">Apenas para que eu acordasse,</text:p>
      <text:p text:style-name="P6">Vendo esta miragem,</text:p>
      <text:p text:style-name="P6">Voltando a dormir, sóbrio e sereno,</text:p>
      <text:p text:style-name="P6">Dizendo a eu mesmo,</text:p>
      <text:p text:style-name="P6">Que infelizmente sei, </text:p>
      <text:p text:style-name="P6">e que por mais uma noite sonhei,</text:p>
      <text:p text:style-name="P6">E que novamente contigo sonharei</text:p>
      <text:p text:style-name="P67"/>
      <text:p text:style-name="P6"/>
      <text:p text:style-name="P6">Em Maior Parte do Tempo (EFMDFEpm)</text:p>
      <text:p text:style-name="P6"/>
      <text:p text:style-name="P6">Em maior parte do tempo,</text:p>
      <text:p text:style-name="P6">Fiquei a te esperar, </text:p>
      <text:p text:style-name="P6">Mesmo quando não sobrou nenhum sentimento para lembrar;</text:p>
      <text:p text:style-name="P6">Desde quando você se foi com o vento, </text:p>
      <text:p text:style-name="P6">Fiquei parado frente a maresia,</text:p>
      <text:p text:style-name="P6">E sei que nada trará de volta aqueles momentos, </text:p>
      <text:p text:style-name="P6">pois enferrujei por te esperar muito,</text:p>
      <text:p text:style-name="P6">mesmo sem ter tempo.</text:p>
      <text:p text:style-name="P67"/>
      <text:p text:style-name="P6"/>
      <text:p text:style-name="P6">Em Nossas Mentes Surgem os Pensamentos</text:p>
      <text:p text:style-name="P6"/>
      <text:p text:style-name="P6">Em nossas mentes surgem os pensamentos e dos pensamentos os romances, dos romances os desejos carnais, </text:p>
      <text:p text:style-name="P6">Portanto não suprima a vontade em ti,</text:p>
      <text:p text:style-name="P6">Pois a carne macia que beija é a mesma que te prende ao mundo ardente e vermelho da paixão.</text:p>
      <text:p text:style-name="P67"/>
      <text:p text:style-name="P6"/>
      <text:p text:style-name="P7">Existem <text:span text:style-name="T1">M</text:span>otivos <text:span text:style-name="T1">p</text:span>ara <text:span text:style-name="T1">E</text:span>xitar</text:p>
      <text:p text:style-name="P6"/>
      <text:p text:style-name="P7">Existem motivos para exitar</text:p>
      <text:p text:style-name="P7">Mas por agora não vejo nada que me impeça de tentar</text:p>
      <text:p text:style-name="P7">Pois nada é pior do que deixar a oportunidade passar</text:p>
      <text:p text:style-name="P7">Ja que <text:s/>dificilmente será apagada da memória</text:p>
      <text:p text:style-name="P7">Esta omitida tentativa de falhar na glória</text:p>
      <text:p text:style-name="P68"/>
      <text:p text:style-name="P7"/>
      <text:p text:style-name="P7">Me <text:span text:style-name="T1">P</text:span>erdi, <text:span text:style-name="T1">M</text:span>e <text:span text:style-name="T1">A</text:span>chei</text:p>
      <text:p text:style-name="P7"/>
      <text:p text:style-name="P7">Me perdi, me achei</text:p>
      <text:p text:style-name="P7">Deixei de agir, então pensei,</text:p>
      <text:p text:style-name="P7">Que é pior não saber o querer</text:p>
      <text:p text:style-name="P7">Do que não ter o que se quer,</text:p>
      <text:p text:style-name="P7">Então parei também de pensar,</text:p>
      <text:p text:style-name="P7"><text:soft-page-break/>Pois decidi esperar a vontade me alcançar,</text:p>
      <text:p text:style-name="P7">Já que neste inexistente mar imenso,</text:p>
      <text:p text:style-name="P7">Não devo perder e achar o que penso,</text:p>
      <text:p text:style-name="P7">E sim pensar o que não perco por achar,</text:p>
      <text:p text:style-name="P7">Alguma vontade verdadeira</text:p>
      <text:p text:style-name="P7">Em meio a este nada que me permeia</text:p>
      <text:p text:style-name="P68"/>
      <text:p text:style-name="P7"/>
      <text:p text:style-name="P7">Minha <text:span text:style-name="T1">V</text:span>ida <text:span text:style-name="T1">s</text:span>ó tem <text:span text:style-name="T1">S</text:span>entido em <text:span text:style-name="T1">V</text:span>ocê</text:p>
      <text:p text:style-name="P7"/>
      <text:p text:style-name="P7">Minha vida só tem sentido em você</text:p>
      <text:p text:style-name="P7">Pois, já não posso ficar sem viver</text:p>
      <text:p text:style-name="P7">Deixe me usufruir desta necessidade do meu ser</text:p>
      <text:p text:style-name="P7">Deixe me gritar, beijar, bater</text:p>
      <text:p text:style-name="P7">Pois para sofrer não quero amar</text:p>
      <text:p text:style-name="P7">Não quero amar sem sofrer</text:p>
      <text:p text:style-name="P68"/>
      <text:p text:style-name="P7"/>
      <text:p text:style-name="P7">No <text:span text:style-name="T1">D</text:span>ecorrer da <text:span text:style-name="T1">V</text:span>ida, do <text:span text:style-name="T1">M</text:span>eu <text:span text:style-name="T1">V</text:span>iver,</text:p>
      <text:p text:style-name="P7"/>
      <text:p text:style-name="P7">No decorrer da vida, do meu viver,</text:p>
      <text:p text:style-name="P7">Não quero que nada fique marcado</text:p>
      <text:p text:style-name="P7">Mas não pense errado,</text:p>
      <text:p text:style-name="P7">Só quero que a vida me lave,</text:p>
      <text:p text:style-name="P7">Me leve</text:p>
      <text:p text:style-name="P7">Deixe que na nuance de seu embalo eu descanse,</text:p>
      <text:p text:style-name="P7">Não é por desprezo as memórias,</text:p>
      <text:p text:style-name="P7">Mas para não repousar na lembrança de suas glórias,</text:p>
      <text:p text:style-name="P7">Pois se vivo, é agora,</text:p>
      <text:p text:style-name="P7">O futuro é amanhã,</text:p>
      <text:p text:style-name="P7">E o passado não importa</text:p>
      <text:p text:style-name="P68"/>
      <text:p text:style-name="P7"/>
      <text:p text:style-name="P7">No <text:span text:style-name="T1">v</text:span>azio do <text:span text:style-name="T1">B</text:span>reu</text:p>
      <text:p text:style-name="P7"/>
      <text:p text:style-name="P7">No vazio do breu</text:p>
      <text:p text:style-name="P7">Surge o obscuro do pensamento</text:p>
      <text:p text:style-name="P7">A vontade psicótica de assassinar o alheio</text:p>
      <text:p text:style-name="P7">Acabar de vez com todo e qualquer anseio</text:p>
      <text:p text:style-name="P7">Sem receio, ou medo, sendo alguém odiado ou neutro</text:p>
      <text:p text:style-name="P7">Pois se é sujeito, está sujeito</text:p>
      <text:p text:style-name="P7">A morrer, matar, suspeitar ou ser suspeito</text:p>
      <text:p text:style-name="P7">E temos todos o mesmo direito</text:p>
      <text:p text:style-name="P7">De saber que no escuro, o branco não deve ser perfeito</text:p>
      <text:p text:style-name="P7">Já que este te da um caminho estreito, </text:p>
      <text:p text:style-name="P7">Assim a luz será uma faca em seu próprio peito</text:p>
      <text:p text:style-name="P68"/>
      <text:p text:style-name="P7"/>
      <text:p text:style-name="P7">O que <text:span text:style-name="T1">F</text:span>azer ante tal <text:span text:style-name="T1">M</text:span>omento_</text:p>
      <text:p text:style-name="P7"/>
      <text:p text:style-name="P7">O que fazer ante tal momento?</text:p>
      <text:p text:style-name="P7">Devemos valorizar nossa honra ou este sentimento?</text:p>
      <text:p text:style-name="P7"><text:soft-page-break/>O abalo após o choque, pode causar constrangimento, mas seria menos nocivo que despertar em meio o tormento,</text:p>
      <text:p text:style-name="P7">Prevenir a tragédia será o triunfo maior,</text:p>
      <text:p text:style-name="P7">Daqueles que amam e querem o teu melhor</text:p>
      <text:p text:style-name="P68"/>
      <text:p text:style-name="P7"/>
      <text:p text:style-name="P7">Por entre <text:span text:style-name="T1">B</text:span>rumas a <text:span text:style-name="T1">A</text:span>vistei, mas em <text:span text:style-name="T1">M</text:span>eu <text:span text:style-name="T1">M</text:span>undo</text:p>
      <text:p text:style-name="P7"/>
      <text:p text:style-name="P7">Por entre brumas a avistei, mas em meu mundo lento, não pude alcança-lá, </text:p>
      <text:p text:style-name="P7">E quando acordei, não mais podia te ver</text:p>
      <text:p text:style-name="P68"/>
      <text:p text:style-name="P7"/>
      <text:p text:style-name="P8">Queria que <text:span text:style-name="T1">M</text:span>inhas <text:span text:style-name="T1">M</text:span>emórias pudessem <text:span text:style-name="T1">S</text:span>er</text:p>
      <text:p text:style-name="P7"/>
      <text:p text:style-name="P8">Queria que minhas memórias pudessem ser lembradas, e que realmente fossem bem vindas;</text:p>
      <text:p text:style-name="P8">Que seus aromas fossem suaves, e suas imagens, lindas.</text:p>
      <text:p text:style-name="P8"/>
      <text:p text:style-name="P8">Mas nada pude guardar, </text:p>
      <text:p text:style-name="P8">E não há nada que eu queira lembrar,</text:p>
      <text:p text:style-name="P8">Pois nunca houve algo para guardar, </text:p>
      <text:p text:style-name="P8">Nada quente o suficiente para marcar. </text:p>
      <text:p text:style-name="P8"/>
      <text:p text:style-name="P8">Logo vejo que se não há memória, não há passado, sem passado não há presente, sem presente, o futuro se torna impossível.</text:p>
      <text:p text:style-name="P8"/>
      <text:p text:style-name="P8">Mas a singularidade pode surgir,</text:p>
      <text:p text:style-name="P8">E com isso me engolir, para um novo presente, <text:s/></text:p>
      <text:p text:style-name="P8">Onde um futuro brilhante, reserva memórias marcantes.</text:p>
      <text:p text:style-name="P69"/>
      <text:p text:style-name="P8"/>
      <text:p text:style-name="P9">Seus <text:span text:style-name="T1">B</text:span>raços <text:span text:style-name="T1">D</text:span>erretidos <text:span text:style-name="T1">E</text:span>scorriam-me aos <text:span text:style-name="T1">O</text:span>lhos</text:p>
      <text:p text:style-name="P9"/>
      <text:p text:style-name="P9">Seus braços derretidos escorriam-me aos olhos,</text:p>
      <text:p text:style-name="P9">Levando-me a espólios,</text:p>
      <text:p text:style-name="P9">De uma guerra que nunca aconteceu</text:p>
      <text:p text:style-name="P70"/>
      <text:p text:style-name="P9"/>
      <text:p text:style-name="P9"/>
      <text:p text:style-name="P10"><text:span text:style-name="T2">1</text:span>:3:Raps nonsense</text:p>
      <text:p text:style-name="P9"/>
      <text:p text:style-name="P9"/>
      <text:p text:style-name="P10">Pra Mim é um Remédio</text:p>
      <text:p text:style-name="P10"/>
      <text:p text:style-name="P10">Pra mim é um remédio</text:p>
      <text:p text:style-name="P10">Pra acabar com o tédio, rir,</text:p>
      <text:p text:style-name="P10">Deixar a mente se expandir</text:p>
      <text:p text:style-name="P10">Pra navegar, e viajar </text:p>
      <text:p text:style-name="P10">para outro lugar</text:p>
      <text:p text:style-name="P10">Onde eu possa possa relaxar</text:p>
      <text:p text:style-name="P10">Por que a vida é difícil</text:p>
      <text:p text:style-name="P10">E nao gosto de me estressar</text:p>
      <text:p text:style-name="P10">Então não banca o Maurício</text:p>
      <text:p text:style-name="P10"><text:soft-page-break/>Não treta com os amigos</text:p>
      <text:p text:style-name="P10">Lembre que estivemos</text:p>
      <text:p text:style-name="P10">Juntos desde o inicio</text:p>
      <text:p text:style-name="P10">Porque truta é truta</text:p>
      <text:p text:style-name="P10">Na nossa quebra não tem comédia</text:p>
      <text:p text:style-name="P10">Nem inimigo</text:p>
      <text:p text:style-name="P10">Por isso fica na paz </text:p>
      <text:p text:style-name="P10">Que nós estamos contigo</text:p>
      <text:p text:style-name="P71"/>
      <text:p text:style-name="P9"/>
      <text:p text:style-name="P2">Geladeira Sinistra</text:p>
      <text:p text:style-name="P2"/>
      <text:p text:style-name="P2">Geladeira sinistra na madrugada, lasanha com cuca e coalhada estragada. </text:p>
      <text:p text:style-name="P2">Se tiver pavê, você tenta comer, de qualquer forma vai se arrepender. </text:p>
      <text:p text:style-name="P2">No escuro na mesa numa quietude, matar a larica comendo chucrute,</text:p>
      <text:p text:style-name="P2">Nabo empanado, croquete e sopa, estão estragados mas dão água na boca,</text:p>
      <text:p text:style-name="P2">E foi nesta noite que o bife e a coxa, foram encontrados dentro da minha roupa.</text:p>
      <text:p text:style-name="P2">Eu tento parar e lagartiá, mais a diarréia já já vai chegar</text:p>
      <text:p text:style-name="P2">Melhor apurar, no trono sentar, ou com certeza eu vou me borrar.</text:p>
      <text:p text:style-name="P2">O desespero daquela colher que entra na sopa que eu vou jantar, tinha cabo no lugar,agora ta torta e toda zoada</text:p>
      <text:p text:style-name="P2">É até degustável aquela baunilha, mas no final me deu alergia</text:p>
      <text:p text:style-name="P2">E pras alergia tem uns chá bão, que nos amortece e deixa doidão</text:p>
      <text:p text:style-name="P2">Come uns bolinhos e fica no chão, deu um suadouro, baixou a pressão</text:p>
      <text:p text:style-name="P2">Mas come um sorvete que acho que passa, ou uma paçoca porque se pá</text:p>
      <text:p text:style-name="P2">Ta tudo entalado no teu botão, e nem quero ver explodir o canhão</text:p>
      <text:p text:style-name="P2">Que porra é essa meu irmão, aquela privada parece um vulcão!</text:p>
      <text:p text:style-name="P2">Mas felizmente não tamo doente, ainda tem cuca e rabanete</text:p>
      <text:p text:style-name="P2">um bacon fresco na escuridão, é na verdade um baita ratão</text:p>
      <text:p text:style-name="P2">Lombriga em ação, mais um laricão, que a geladeira forneceu então</text:p>
      <text:p text:style-name="P2"/>
      <text:p text:style-name="P2">Geladeira sinistra na madrugada, lasanha com cuca e coalhada estragada. </text:p>
      <text:p text:style-name="P2">Se tiver pavê, você tenta comer, de qualquer forma vai se arrepender</text:p>
      <text:p text:style-name="P97"/>
      <text:p text:style-name="P2"/>
      <text:p text:style-name="P11">2</text:p>
      <text:p text:style-name="P72"/>
      <text:p text:style-name="P11"/>
      <text:p text:style-name="P11">Não Sei</text:p>
      <text:p text:style-name="P11"><text:span text:style-name="T3">Estou certo,<text:line-break/>assim errado<text:line-break/>quero estar certo,<text:line-break/>quero estar errado<text:line-break/>não quero nada,<text:line-break/>quero errado<text:line-break/>é errado,<text:line-break/>errei<text:line-break/>estou certo<text:line-break/>assim errado,<text:line-break/>sou certo,<text:line-break/>e me acabo.</text:span></text:p>
      <text:p text:style-name="P72"/>
      <text:p text:style-name="P11"><text:soft-page-break/>Reflexão</text:p>
      <text:p text:style-name="P11"/>
      <text:p text:style-name="P20">A certeza de algo incerto por si só, é o mesmo que negar tal algo, pois se é incerto, afirmar ou negar se torna o mesmo até que seja distinguido e verificado qual posição realmente é, podendo ainda em algum caso ser impossível de fazer esta verificação(perceba, que isto é apenas mais uma possibilidade, tal como ser possível verificar todas as possibilidades de afirmação e negação dentro do universo). <text:line-break/>O que se deve pensar é que: Temos que possuir a ferramenta que nos leve a fazer as distinções, e estas, devem ser tão claras que qualquer um com a mesma ferramenta, a consiga fazer. Nada além disto vale a pena.<text:line-break/>Dito isto, vou direto ao ponto: Devemos ser capacitados ter consciência sobre nós e sobre o(s) universo(s) em que estamos, aprendendo sobre ele, para poder experimentar aquilo que nos causa interesse. A tecnologia pode aprimorar este processo de aprendizado, fornecendo o aparecimento de uma consciência singular e plena.<text:line-break/>O mundo dos sonhos a princípio, parece uma quimera aleatória ou regular baseada numa cópia virtual (memória) perfeita ou imperfeita do mundo físico. Ou seja, é como um jogo com imagens reais onde nós(nossa mente) somos o jogador, porém por algum motivo, nem sempre estamos no comando. Nosso corpo é a máquina, portanto, se este morrer, o espaço onde o jogo esta contido é destruído, e o jogo se perde. Porém neste caso o jogador está dentro do jogo, portanto, é perdido junto com o mesmo. Por mais que estes dados permeiem outras dimensões, se estas forem confirmadas, seu endereço padrão está na maqui que a contém, portanto deve ser perdido caso a máquina entre em estados críticos. <text:line-break/>Devemos também considerar que, se este mundo ocorre em outra dimensão por conta de algum fenômeno microscópico, existe a possibilidade de upload em nuvem, onde nossa mente escaparia para este mundo de sonho, e neste caso, se a máquina for perdida uma cópia de segurança estaria feita.<text:line-break/>Considero portanto, que devemos almejar este estado, onde nossa mente, antes da morte do corpo, seja enviada a uma dimensão virtual, onde tenhamos a liberdade total da imaginação. Obviamente, para alcançarmos tal resultado devemos entender totalmente seu funcionamento, para que caso haja uma dimensão virtual pré existente, para que neste caso possamos verificar a possibilidade de conexão interpessoal através da mesma, visando também à obtenção de consciência coletiva.</text:p>
      <text:p text:style-name="P72"/>
      <text:p text:style-name="P11"/>
      <text:p text:style-name="P11">Respostas Implicitas</text:p>
      <text:p text:style-name="P17"/>
      <text:p text:style-name="P17"><text:span text:style-name="T3">“Respostas implícitas, é tudo sobre respostas implícitas!<text:line-break/>O som agressivo do rock pesa muito o ambiente, é incrível como o som pode influenciar momentaneamente nosso pensamento. Veja, não estou dizendo que sempre aconteça, e nem que isso não possa durar mais tempo.” </text:span></text:p>
      <text:p text:style-name="P18">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line-break/>Porém não usar drogas é, também, apenas uma questão de escolha pessoal, tão simples quanto seu oposto. O preconceito em relação a substâncias entorpecentes (bem como qualquer outro tipo de preconceito) é algo de não deve fazer parte da sociedade, sendo substituído pelo entendimento. Deste modo, os assuntos alvo devem ser discutidos pelo ponto de vista científico e lógico, sendo as <text:soft-page-break/>novas respostas aceitas, e as antiquadas abandonadas. Portanto, os fatos devem ser sempre revelados, para que possam ser debatidos, pois não devemos ignorar, mas sim, tomar consciência de tudo, resolvendo os problemas ao invés de tapá-los com a peneira.</text:p>
      <text:p text:style-name="P18"/>
      <text:p text:style-name="P20">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line-break/>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p>
      <text:p text:style-name="P72"/>
      <text:p text:style-name="P11"/>
      <text:p text:style-name="P11">2:1:Originals</text:p>
      <text:p text:style-name="P72"/>
      <text:p text:style-name="P11"/>
      <text:p text:style-name="P11">Akaicrow</text:p>
      <text:p text:style-name="P11"/>
      <text:p text:style-name="P20">Será que vamos conseguir vencer? <text:line-break/>Como costumam dizer que sou pessimista, concordo que sim. <text:line-break/>Vamos vencer seguindo a estratégia mais estúpida, como nas diversas outras vezes, afinal de contas, destruir tudo que vêm à frente é mais simples, do que encontrar outro caminho, e infinitamente mais simples que se perguntar o motivo de se estar tentando seguir em frente.</text:p>
      <text:p text:style-name="P72"/>
      <text:p text:style-name="P11"/>
      <text:p text:style-name="P11">Ensaio sobre a Tecnologia do Aprendizado</text:p>
      <text:p text:style-name="P11"/>
      <text:p text:style-name="P30"><text:span text:style-name="T5"><text:s/><text:tab/></text:span><text:span text:style-name="T6">Ensaio sobre os novos conhecimentos básicos, o novo potencial tecnológico, e novo nível de consciência coletiva.</text:span></text:p>
      <text:p text:style-name="P30"><text:span text:style-name="T4"><text:s/><text:tab/>Modificamos nosso habitat constantemente, e com isso modificamos também um dos fatores necessários para evolução, dando um valor alto para nossa inteligência ao invés da força bruta. Pelo óbvio, neste ritmo, devemos aumentar cada vez esta qualidade. Porém, coloco aqui um ponto: A tecnologia atualmente é focada no aprimoramento do ambiente e das ferramentas, deixando em segundo a parte intelectual, que é o principal ponto a ser aprimorado. <text:s/><text:tab/><text:line-break/> <text:tab/>Se podemos usar a inteligência para aumentar exponencialmente o nível da mesma, porque não nos empenhamos para faze-lô? Tudo que fazemos seria facilitado, observe: se tivermos maior capacidade imaginativa, teremos também maior capacidade de desenvolvimento, podendo assim, controlar muito melhor o ambiente em que vivemos e possivelmente sem alterar o ecossistema natural. <text:s/><text:tab/><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e sucateiam as antigas, usando desta forma, uma quantidade brutal de recursos para algo que não adicionará nada muito frutífero ao </text:span><text:soft-page-break/><text:span text:style-name="T4">nosso mundo, fazendo assim com que tenhamos uma sensação falsa, de que possuímos uma rápida evolução tecnológica. </text:span></text:p>
      <text:p text:style-name="P19">Na verdade realmente estamos evoluindo rapidamente nossas tecnologias, mas apenas se considerarmos que só o que acontece atualmente é possível. </text:p>
      <text:p text:style-name="P19">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conhecimento básico (como se comunicar) ao mesmo passo que incentivamos o uso da imaginação, e da criatividade, priorizando o “como conhecer” ao invés de insistir em mostrar o que já foi conhecido.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p>
      <text:p text:style-name="P19"/>
      <text:p text:style-name="P30"><text:span text:style-name="T4"><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span></text:p>
      <text:p text:style-name="P19"><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p>
      <text:p text:style-name="P73"/>
      <text:p text:style-name="P12"/>
      <text:p text:style-name="P12">ignorancia</text:p>
      <text:p text:style-name="P12"/>
      <text:p text:style-name="P21"><text:tab/><text:tab/><text:tab/><text:tab/><text:tab/>A ignorância é uma benção, e só se pode ser estúpido uma vez.<text:line-break/><text:tab/>A partir do momento em que a consciência toma controle da atitude por meio da razão sábia e paciente, a estupidez se torna cada vez mais rara, e a ignorância por menor que seja, passa a ser intolerável. Tornamo-nos então, seres cada vez mais cheios de linhas, manias, e chatices, criando <text:soft-page-break/>contos, e aprendendo novas palavras, que inexoravelmente se tornam inúteis em situações onde deveriam ser úteis, pois o comum não as compreende. <text:tab/><text:line-break/><text:tab/>Deste modo, o isolamento se torna um refúgio para o discurso que não quer discursar, a caneta corre sem tinta, porque já não deseja mais escrever, o dinheiro não faz sentido, pois não há nada que se queira comprar, e nem mesmo a tinta aparece para colorir a solitude cinza do papel branco.</text:p>
      <text:p text:style-name="P87"/>
      <text:p text:style-name="P12"/>
      <text:p text:style-name="P16">Mundo</text:p>
      <text:p text:style-name="P16"/>
      <text:p text:style-name="P22">Mesmo sendo absurdo, <text:line-break/>O mundo acaba a cada segundo,<text:line-break/>e quem se cala é mundo,<text:line-break/>pois aceita este fim.<text:line-break/>Mesmo sendo absurdo;<text:line-break/><text:line-break/>O mundo acaba a cada segundo,<text:line-break/>Mesmo sendo absurdo;<text:line-break/><text:line-break/>E quem se cala é mundo,<text:line-break/>Mesmo sendo absurdo,<text:line-break/>pois aceita este fim.</text:p>
      <text:p text:style-name="P74"/>
      <text:p text:style-name="P14"/>
      <text:p text:style-name="P14">3</text:p>
      <text:p text:style-name="P74"/>
      <text:p text:style-name="P14"/>
      <text:p text:style-name="P14">A chave</text:p>
      <text:p text:style-name="P14"/>
      <text:p text:style-name="P14"><text:span text:style-name="T3"><text:tab/>Não é necessária uma grande conspiração secreta no mundo. Apenas pense que apenas alguns poucos desenham as rotas, e sabendo ou não(e querendo ou não, saber), as pessoas em nossa sociedade seguem estas linhas. Precisamos evoluir a tal ponto, no qual por maiores que sejam as metas, estas possam ser alcançadas de forma individual, sem alterar o espaço alheio, ou causar a alienação, portanto sem encarcerar o intelectual de terceiros. Precisamos de criatividade, precisamos de imaginação, precisamos de consciência.</text:span></text:p>
      <text:p text:style-name="P74"/>
      <text:p text:style-name="P14"/>
      <text:p text:style-name="P23">Backup 1 (Novo Foco)</text:p>
      <text:p text:style-name="P30"/>
      <text:p text:style-name="P30"><text:span text:style-name="T5"><text:s/><text:tab/></text:span><text:span text:style-name="T6">Novo foco de aplicação tecnológica.</text:span></text:p>
      <text:p text:style-name="P19"><text:s/><text:tab/>Desde tempos remotos, temos modificado nosso habitat constantemente, além de que, damos uma atenção cada vez maior a qualidade que foi escolhida pela seleção natural: a inteligência, ao invés da força bruta. Pelo óbvio, neste ritmo, devemos aumentar cada vez esta qualidade, porém, sem muitas delongas, coloco aqui um ponto: A tecnologia atualmente é focada no aprimoramento do ambiente, e das nossas ferramentas, deixando em segundo plano a parte intelectual, que é o principal ponto a ser aprimorado. Utilizamos a tecnologia para fazer nossas pesquisas, construindo ferramentas de observação e exploração, quando devíamos estar usando-a, para aprimorar nossas capacidades cognitivas antes, e durante qualquer outro tipo de processo de conhecimento. <text:tab/><text:line-break/> <text:tab/>As maiores descobertas da humanidade, que a influenciaram profundamente como um todo, foram feitas por pessoas que se dedicaram a formular questões, e responde-las. Porém, muitos <text:soft-page-break/>destes conhecimentos demoraram muito tempo para atingir todos os cantos do globo, e a maioria deles sequer é conhecido por boa parte de nossa civilização. Isto se dá por diversos fatores, como método de ensino e nosso tempo de vida limitado, além dos fatores sociais e culturais, que podem por vezes atrapalhar o processo de conhecimento. Mas não venho apresentar problemas, pois estes estão presentes no momento, e basta querer encontrá-los para dar de cara com todos eles. Escrevo justamente por estar ciente da minha falta de conhecimento, e por saber que existem formas de sanar este problema num futuro próximo.<text:tab/><text:line-break/> <text:tab/></text:p>
      <text:p text:style-name="P19">Até o ponto em que estamos, estivemos usando nossas capacidades naturais para resolver as questões que nos cercam, mas pela primeira vez, conseguimos visualizar e construir métodos que nos permitem criar atalhos e diminuir as barreiras do conhecimento. A internet é um símbolo do que digo aqui, e mesmo as linhas que escrevo poderiam ser impossíveis sem ela, já que boa parte de meu conhecimento provém de pesquisas facilitadas por este sistema.</text:p>
      <text:p text:style-name="P30"><text:span text:style-name="T4"><text:line-break/> <text:tab/>Se podemos usar a tecnologia para aumentar exponencialmente o nível da mesma, porque não nos empenhamos para faze-lô? Se voltarmos nossos esforços de desenvolvimento atuais, para garantir que todos na terra possuam o mesmo nível de conhecimento, tudo que fazemos seria facilitado. observe: Se tivermos maior capacidade imaginativa, teremos também maior capacidade de desenvolvimento, podendo assim, controlar muito melhor o ambiente em que vivemos e possivelmente sem alterar o ecossistema natural, pois toda a c <text:tab/> <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e sucateiam as antigas, usando desta forma, uma quantidade brutal de recursos para algo que não adicionará nada muito frutífero ao nosso mundo, fazendo assim com que tenhamos uma sensação falsa, de que possuímos boa evolução tecnológica. Realmente estamos evoluindo rapidamente nossas tecnologias, mas este “rapidamente” somente ocorre se considerarmos que a tecnologia só pode evoluir no caminho que é seguido atualmente. </text:span></text:p>
      <text:p text:style-name="P19">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conhecimento básico (como se comunicar) ao mesmo passo que incentivamos o uso da imaginação, e da criatividade, priorizando o “como conhecer” ao invés de insistir em mostrar o que já foi conhecido. Para isto a tecnologia atual precisa ser voltada a aprimorar nossas capacidades de aprendizado, seja por meio direto (biológico, mudanças no funcionamento do cérebro) ou indireto(dispositivos eletrônicos ligados ao cérebro, simulando memórias e imagens, em um tipo de <text:soft-page-break/>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p>
      <text:p text:style-name="P19"/>
      <text:p text:style-name="P19"><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p>
      <text:p text:style-name="P19"><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p>
      <text:p text:style-name="P73"/>
      <text:p text:style-name="P12"/>
      <text:p text:style-name="P12">Diário de Bordo</text:p>
      <text:p text:style-name="P12"/>
      <text:p text:style-name="P17"><text:span text:style-name="T3">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desconhecido.</text:span></text:p>
      <text:p text:style-name="P17"><text:span text:style-name="T3">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text:span><text:span text:style-name="T7">O caos encontra a ordem. A questão é questionada. A resposta, nada responde. </text:span></text:p>
      <text:p text:style-name="P57">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arte, se é que isto é arte. No fundo não importa muito, pois o objetivo será oriundo disso tudo. Agora estou mais calmo, mesmo sem uma meta definida, mesmo sem expectativa de melhora de vida, continuarei nesta linha atrevida, que acaba de ser escrita. </text:p>
      <text:p text:style-name="P89"/>
      <text:p text:style-name="P12"><text:soft-page-break/></text:p>
      <text:p text:style-name="P21">Distribuição de Informação</text:p>
      <text:p text:style-name="P12"/>
      <text:p text:style-name="P21">precisamos produzir nosso proprio conhecimento, e passar seus frutos adiante de modo acelerado.</text:p>
      <text:p text:style-name="P73"/>
      <text:p text:style-name="P12"/>
      <text:p text:style-name="P11">eu sei</text:p>
      <text:p text:style-name="P12"/>
      <text:p text:style-name="P58">Eu sei coisas que ninguém mais vai saber, e qualquer um que disser isto, estará certo. Experiências pessoais, e a incapacidade de exibi-las com perfeição. O desperdício de informação, a inutilidade do indivíduo enquanto individual e único, incapacidade de não ser técnico nem arte. Além disso, sou eu, é você, se somos apenas nós, não sei nem porque lê, e talvez, nem mesmo saiba, como escrever.</text:p>
      <text:p text:style-name="P73"/>
      <text:p text:style-name="P11"/>
      <text:p text:style-name="P11">Last Night</text:p>
      <text:p text:style-name="P17"/>
      <text:p text:style-name="P17">Last night<text:line-break/>I dreamed you, <text:line-break/>in my side, <text:line-break/>happy soon<text:line-break/><text:line-break/>But I chose you happy, <text:line-break/>without me<text:line-break/>in the past,<text:line-break/>and now I see, <text:line-break/>if I was wrong, <text:line-break/>it was everything about me;<text:line-break/><text:line-break/>So now I’m wrong,<text:line-break/>and much more strong, <text:line-break/>right,<text:line-break/>direct, <text:line-break/>now I’m nothing,<text:line-break/>but myself.</text:p>
      <text:p text:style-name="P73"/>
      <text:p text:style-name="P13"/>
      <text:p text:style-name="P31">Natureza da Mudança</text:p>
      <text:p text:style-name="P13"/>
      <text:p text:style-name="P59">Pela mudança estar sempre se alterando, seguindo todas as possibilidades, em um momento se tornará a possibilidade estática parando assim de mudar. Deste modo nasce o estático, onde percebemos esta natureza da mudança, estando a percepção, em um estado entrópico em relação a mudança: o estático é contido no conjunto da mudança.</text:p>
      <text:p text:style-name="P74"/>
      <text:p text:style-name="P14"/>
      <text:p text:style-name="P12">3:Originals:</text:p>
      <text:p text:style-name="P73"/>
      <text:p text:style-name="P12"/>
      <text:p text:style-name="P31"><text:soft-page-break/>Como Sempre</text:p>
      <text:p text:style-name="P31"/>
      <text:p text:style-name="P24">Como sempre,<text:line-break/>decidi por mim mesmo,<text:line-break/>o melhor, para o mais importante,<text:line-break/>fiquei,<text:line-break/>distante, eu observei em tempos,<text:line-break/>que estive certo,<text:line-break/>fiz o correto, <text:line-break/>fiquei louco,<text:line-break/>indiscretamente discreto,<text:line-break/>faço o que acho certo,<text:line-break/>argumento e contesto,<text:line-break/>escrevi um manifesto,<text:line-break/>para poder encarar sem medo, de frente<text:line-break/>seu olhar ardente, <text:line-break/>como sempre.</text:p>
      <text:p text:style-name="P74"/>
      <text:p text:style-name="P14"/>
      <text:p text:style-name="P32">Te Espancando ao Contagiante Som de BoB</text:p>
      <text:p text:style-name="P15"/>
      <text:p text:style-name="P15"><text:span text:style-name="T3">Te espancando, ao contagiante som de bob<text:line-break/>enquanto corre, <text:line-break/>e eu suspiro:<text:line-break/>Nada faz sentido, <text:line-break/>mais quem disse que eu ligo?<text:line-break/><text:line-break/>Você não liga, da risada e me retruca<text:line-break/>me espanca e me arrasta pela perna<text:line-break/>até a rua,<text:line-break/>serena, <text:line-break/>larga-me na calçada,<text:line-break/>escarra, <text:line-break/><text:line-break/>e cospe forte,<text:line-break/>porrada é ibope,<text:line-break/>a polícia chama o povo,<text:line-break/>e no alvoroço, <text:line-break/><text:line-break/>nos liberta,<text:line-break/>voamos nômades,<text:line-break/>debaixo da coberta,<text:line-break/>de novo, te odeio, <text:line-break/>acabou com tudo,<text:line-break/>te beijo do outro mundo,<text:line-break/>calado, e surdo,<text:line-break/>concebendo a idéia de ti, <text:line-break/>meu demiurgo.</text:span></text:p>
      <text:p text:style-name="P73"/>
      <text:p text:style-name="P12"/>
      <text:p text:style-name="P31">4</text:p>
      <text:p text:style-name="P101"/>
      <text:p text:style-name="P31"><text:soft-page-break/>A Magia Resolve</text:p>
      <text:p text:style-name="P12"/>
      <text:p text:style-name="P31">Será que a magia resolve,</text:p>
      <text:p text:style-name="P31">o que o cérebro não solve?</text:p>
      <text:p text:style-name="P31">Ao Longe, o impossível foge,</text:p>
      <text:p text:style-name="P31">Enfraquece, pois deseja ser forte,</text:p>
      <text:p text:style-name="P31"/>
      <text:p text:style-name="P31">O rico quer ser pobre,</text:p>
      <text:p text:style-name="P31">O insuficiente enche, </text:p>
      <text:p text:style-name="P31">até que transborde.</text:p>
      <text:p text:style-name="P73"/>
      <text:p text:style-name="P12"/>
      <text:p text:style-name="P31">Computing Power</text:p>
      <text:p text:style-name="P12"/>
      <text:p text:style-name="P31">Everything starts on the computing power.</text:p>
      <text:p text:style-name="P31">It started when our ancestors began to use tools,</text:p>
      <text:p text:style-name="P31">Think, Talk, and Write.</text:p>
      <text:p text:style-name="P31">"We awakened, only to find the rest asleep"</text:p>
      <text:p text:style-name="P31">"We need to Think, talk, and write as well"</text:p>
      <text:p text:style-name="P75"/>
      <text:p text:style-name="P12"/>
      <text:p text:style-name="P31">Ignarus First Report</text:p>
      <text:p text:style-name="P12"/>
      <text:p text:style-name="P31">Ignarus first report: </text:p>
      <text:p text:style-name="P31">"The Blade of Chaos" is now forged;</text:p>
      <text:p text:style-name="P31">Trought Chaos, </text:p>
      <text:p text:style-name="P31">it rule us all;</text:p>
      <text:p text:style-name="P31">No time, </text:p>
      <text:p text:style-name="P31">no space, </text:p>
      <text:p text:style-name="P31">no human, </text:p>
      <text:p text:style-name="P31">be chaos.</text:p>
      <text:p text:style-name="P75"/>
      <text:p text:style-name="P31"/>
      <text:p text:style-name="P31">Incumoun</text:p>
      <text:p text:style-name="P31"/>
      <text:p text:style-name="P31">Wrote trought ordened chaos</text:p>
      <text:p text:style-name="P31">Writing realities trought human logos</text:p>
      <text:p text:style-name="P75"/>
      <text:p text:style-name="P31"/>
      <text:p text:style-name="P31">Missing Meaning</text:p>
      <text:p text:style-name="P31"/>
      <text:p text:style-name="P31">You all are missing the meanings</text:p>
      <text:p text:style-name="P75"/>
      <text:p text:style-name="P31"/>
      <text:p text:style-name="P31">Monster Inside a Human</text:p>
      <text:p text:style-name="P31"/>
      <text:p text:style-name="P31">"A monster inside a human"</text:p>
      <text:p text:style-name="P31">Something inhuman and human,</text:p>
      <text:p text:style-name="P31">Follows the plan,</text:p>
      <text:p text:style-name="P31">Even being not their plan,</text:p>
      <text:p text:style-name="P31">Wishing reality,</text:p>
      <text:p text:style-name="P31">Beyond reality,</text:p>
      <text:p text:style-name="P31"><text:soft-page-break/>Living at will</text:p>
      <text:p text:style-name="P31">Of not will.</text:p>
      <text:p text:style-name="P31"/>
      <text:p text:style-name="P31">"Um monstro Dentro de um Humano"</text:p>
      <text:p text:style-name="P31">Algo inumano e humano,</text:p>
      <text:p text:style-name="P31">Segue o plano,</text:p>
      <text:p text:style-name="P31">Mesmo não sendo seu plano, </text:p>
      <text:p text:style-name="P31">Desejando a Realidade,</text:p>
      <text:p text:style-name="P31">Vivendo a vontade</text:p>
      <text:p text:style-name="P31">De não agir</text:p>
      <text:p text:style-name="P75"/>
      <text:p text:style-name="P31"/>
      <text:p text:style-name="P31">No Canto da Tela</text:p>
      <text:p text:style-name="P31"/>
      <text:p text:style-name="P31">No canto da tela,</text:p>
      <text:p text:style-name="P31">uma aba tímida,</text:p>
      <text:p text:style-name="P31">escondida,</text:p>
      <text:p text:style-name="P31">Ali conversa um ser,</text:p>
      <text:p text:style-name="P31">que percebe um mundo cinza,</text:p>
      <text:p text:style-name="P31">Buscando tinta colorida,</text:p>
      <text:p text:style-name="P31">absorto de sua sina, </text:p>
      <text:p text:style-name="P31">aos poucos,</text:p>
      <text:p text:style-name="P31">perde a cor da vida.</text:p>
      <text:p text:style-name="P75"/>
      <text:p text:style-name="P31"/>
      <text:p text:style-name="P31">Wor(l)ds</text:p>
      <text:p text:style-name="P31"/>
      <text:p text:style-name="P31">You are for real ain't you?</text:p>
      <text:p text:style-name="P31">I know you are not just smooth talk.</text:p>
      <text:p text:style-name="P31">Know that I can know when i can be saying something useless. </text:p>
      <text:p text:style-name="P31">Meanings are all around us and we don't perceive.</text:p>
      <text:p text:style-name="P31">There are strings. Just they can not see the wires.</text:p>
      <text:p text:style-name="P31">I said, I know. No one knows that.</text:p>
      <text:p text:style-name="P31">Just I, and You.</text:p>
      <text:p text:style-name="P75"/>
      <text:p text:style-name="P31"/>
      <text:p text:style-name="P33">5:Escritos Diversos</text:p>
      <text:p text:style-name="P75"/>
      <text:p text:style-name="P33"/>
      <text:p text:style-name="P33">5:1</text:p>
      <text:p text:style-name="P76"/>
      <text:p text:style-name="P115"/>
      <text:p text:style-name="P33">beyond It</text:p>
      <text:p text:style-name="P33"/>
      <text:p text:style-name="P37">I seek people wondering about seeking,<text:line-break/>sick, <text:line-break/>I know that I don't know, but that must not be;<text:line-break/>like this;<text:line-break/>Uncertain is to know, but then we know it, <text:line-break/>I is an statement of perspective, <text:line-break/>that stills seems to matter, cause mater stills<text:line-break/>beyond the domain of the I;<text:line-break/><text:soft-page-break/>So, try to deny;<text:line-break/>Even trying must be failing, <text:line-break/>the opposite ever seems to exist, and even if not, <text:line-break/>there are an imaginary unknown frontier beyond <text:span text:style-name="T9">the It</text:span>;<text:line-break/>How to do the It, if we can't realize it, What I can do if you can't understand Me?! I; Me; Understand, how can anyone realize it all, plus <text:span text:style-name="T9">the </text:span>You?<text:line-break/></text:p>
      <text:p text:style-name="P39">Imagine if there are no I,<text:line-break/>cold as ice,<text:line-break/>And nothing exists, <text:line-break/>even ice, <text:line-break/>even nothing or existing, <text:line-break/>no exit;<text:line-break/>The opposite will be not too.</text:p>
      <text:p text:style-name="P39">Warmth as it is,<text:line-break/>no Imagination, no me.<text:line-break/>I am, here are myself,<text:line-break/>And I can be, I exist,<text:line-break/>no exit, but to be.</text:p>
      <text:p text:style-name="P37"><text:line-break/>Eu procuro pessoas questionando sobre questionar,<text:line-break/>doentio,<text:line-break/>Eu sei que eu não sei, mas is<text:span text:style-name="T10">s</text:span>o não precisa ser,<text:line-break/>como <text:span text:style-name="T10">isto:</text:span><text:line-break/>Incerto é saber, então sabemos;</text:p>
      <text:p text:style-name="P37"><text:line-break/>Eu, é uma afirmação de perspectiva,<text:line-break/>que ainda parece material, </text:p>
      <text:p text:style-name="P37"><text:span text:style-name="T10">porque</text:span> <text:span text:style-name="T10">nem toda matéria existe no</text:span> dominio do Eu;<text:line-break/></text:p>
      <text:p text:style-name="P37">Então, tente negar;<text:line-break/>Mesmo tentando, <text:line-break/>deve ser , </text:p>
      <text:p text:style-name="P37">falhando;<text:line-break/></text:p>
      <text:p text:style-name="P37"><text:span text:style-name="T10">O</text:span> oposto sempre parece existir, </text:p>
      <text:p text:style-name="P37">e mesmo se não <text:span text:style-name="T10">o</text:span> for,<text:line-break/>existe <text:span text:style-name="T9">desconhecida fronteira imaginária além;</text:span></text:p>
      <text:p text:style-name="P37"/>
      <text:p text:style-name="P38">Como fazer, </text:p>
      <text:p text:style-name="P38">se não conseguimos perceber, </text:p>
      <text:p text:style-name="P36">E o que Eu posso fazer se você, <text:line-break/>não me entende? </text:p>
      <text:p text:style-name="P36">Eu; </text:p>
      <text:p text:style-name="P36">Me; </text:p>
      <text:p text:style-name="P36">Entende; </text:p>
      <text:p text:style-name="P36">como pode alguém perceber isto tudo, <text:line-break/>e ainda mais, <text:line-break/>o Você?<text:line-break/><text:line-break/>Imagine então se não existisse Eu,<text:line-break/>frio como gelo,<text:line-break/><text:soft-page-break/>E nada existe,<text:line-break/>mesmo gelo,<text:line-break/>mesmo nada, </text:p>
      <text:p text:style-name="P39">ou existir,<text:line-break/>sem saída;<text:line-break/></text:p>
      <text:p text:style-name="P39">E o oposto não será também.<text:line-break/>Quente como é,<text:line-break/>sem imaginação, </text:p>
      <text:p text:style-name="P36">sem Eu.<text:line-break/>Eu sou, aqui estou eu,<text:line-break/>E Eu posso ser, Eu existo,<text:line-break/>sem saída, além de ser.</text:p>
      <text:p text:style-name="P79"/>
      <text:p text:style-name="P36"/>
      <text:p text:style-name="P92">Cantorias</text:p>
      <text:p text:style-name="P91"/>
      <text:p text:style-name="P91"><text:span text:style-name="T8">Estes humanos que aprenderam a cantar, como os pássaros encantam,<text:line-break/>Encantando outros humanos,<text:line-break/>Pássaros e cantos,<text:line-break/>Em diversos cantos, <text:line-break/>eles,<text:line-break/>e tudo encantam.</text:span></text:p>
      <text:p text:style-name="P79"/>
      <text:p text:style-name="P36"/>
      <text:p text:style-name="P35">Multiplas Realidades</text:p>
      <text:p text:style-name="P36"/>
      <text:p text:style-name="P41">De multiplas realidades,</text:p>
      <text:p text:style-name="P41">Projetam-se infimas perspectivas;</text:p>
      <text:p text:style-name="P41"/>
      <text:p text:style-name="P40">De dentro para fora,</text:p>
      <text:p text:style-name="P41">O externo é canalizado pelo</text:p>
      <text:p text:style-name="P41">Modificador que é o indivíduo:</text:p>
      <text:p text:style-name="P41">Mistura mutuamente a falta de </text:p>
      <text:p text:style-name="P41">Horizontes,</text:p>
      <text:p text:style-name="P41">Com toda a ambiguidade possível,</text:p>
      <text:p text:style-name="P41">Tornando paradoxal,</text:p>
      <text:p text:style-name="P41">Qualquer projeção que se possa </text:p>
      <text:p text:style-name="P41">conceber;</text:p>
      <text:p text:style-name="P41"/>
      <text:p text:style-name="P41">O indivíduo que não é centro do ser,</text:p>
      <text:p text:style-name="P41">Percebe na expressão,</text:p>
      <text:p text:style-name="P41">O que não se é mais,</text:p>
      <text:p text:style-name="P41">Pois jás no passado,</text:p>
      <text:p text:style-name="P41">Como aquilo que fora outrora;</text:p>
      <text:p text:style-name="P41"/>
      <text:p text:style-name="P41">Identifica-se como semelhante,</text:p>
      <text:p text:style-name="P41">Como fragmento de arte perdida,</text:p>
      <text:p text:style-name="P41">Perspectiva qualquer,</text:p>
      <text:p text:style-name="P41"><text:soft-page-break/>Em meio ao todo dos tudos,</text:p>
      <text:p text:style-name="P41">Nota que,</text:p>
      <text:p text:style-name="P41">De vista,</text:p>
      <text:p text:style-name="P41">Se faz despercebida.</text:p>
      <text:p text:style-name="P41"/>
      <text:p text:style-name="P41">15/10/2016</text:p>
      <text:p text:style-name="P81"/>
      <text:p text:style-name="P41"/>
      <text:p text:style-name="P42">O Espaço se Movimenta</text:p>
      <text:p text:style-name="P41"/>
      <text:p text:style-name="P41">O espaço se movimenta no espaço</text:p>
      <text:p text:style-name="P41">tridimensional, gerando a percepção</text:p>
      <text:p text:style-name="P41">temporal. Elevar um objeto a um tempo</text:p>
      <text:p text:style-name="P41">passado, deve requerer a energia futura e</text:p>
      <text:p text:style-name="P41">passada que este vai percorrer. A energia</text:p>
      <text:p text:style-name="P41">para além do tempo é de além</text:p>
      <text:p text:style-name="P41">dimensões, seja menor ou maior que 3D.</text:p>
      <text:p text:style-name="P41"/>
      <text:p text:style-name="P41">24/09/2016</text:p>
      <text:p text:style-name="P81"/>
      <text:p text:style-name="P41"/>
      <text:p text:style-name="P42">Dissoantes Divagações</text:p>
      <text:p text:style-name="P41"/>
      <text:p text:style-name="P41">Dissonantes divagações, </text:p>
      <text:p text:style-name="P41">aqui escritas,</text:p>
      <text:p text:style-name="P41">Entonam leitora voz de autor,</text:p>
      <text:p text:style-name="P41">na cabeça de quem lê:</text:p>
      <text:p text:style-name="P41">- E não pense que escrever é imunizar-se</text:p>
      <text:p text:style-name="P41">do próprio veneno. Escrevo lendo, e com</text:p>
      <text:p text:style-name="P41">voz de leitura minha mente escreve</text:p>
      <text:p text:style-name="P41">lendo,</text:p>
      <text:p text:style-name="P41">Passando de leitor a escritor num </text:p>
      <text:p text:style-name="P41">pequeno trecho,</text:p>
      <text:p text:style-name="P41">Induzido a escrever,</text:p>
      <text:p text:style-name="P41">Seguindo divagações doutros tempos,</text:p>
      <text:p text:style-name="P41">Alien,</text:p>
      <text:p text:style-name="P41">Linhas que foram apagadas pelo nada,</text:p>
      <text:p text:style-name="P41">Enquanto descorria palavras no caos,</text:p>
      <text:p text:style-name="P41">Com brutal força desconhecida,</text:p>
      <text:p text:style-name="P41">Parte linda do poema, </text:p>
      <text:p text:style-name="P41">Foi tomada pelo alien que não existe.</text:p>
      <text:p text:style-name="P41"/>
      <text:p text:style-name="P41">20/09/2016</text:p>
      <text:p text:style-name="P81"/>
      <text:p text:style-name="P41"/>
      <text:p text:style-name="P42">Não é Como</text:p>
      <text:p text:style-name="P41"><text:soft-page-break/></text:p>
      <text:p text:style-name="P41">Não é como se eu não soubesse que </text:p>
      <text:p text:style-name="P41">daria certo, porém, não é como se</text:p>
      <text:p text:style-name="P41">eu nao tivesse ponderado que poderia dar </text:p>
      <text:p text:style-name="P41">errado.</text:p>
      <text:p text:style-name="P41"/>
      <text:p text:style-name="P41">06/09/2016</text:p>
      <text:p text:style-name="P81"/>
      <text:p text:style-name="P41"/>
      <text:p text:style-name="P42">A Realidade</text:p>
      <text:p text:style-name="P41"/>
      <text:p text:style-name="P41">A realidade, e aquilo que se é amado,</text:p>
      <text:p text:style-name="P41">Ambos distorcidos pelo prórpio mormaço,</text:p>
      <text:p text:style-name="P41">Revelam-se nítidos,</text:p>
      <text:p text:style-name="P41">Ante ao observador indiferente.</text:p>
      <text:p text:style-name="P41">Mas nem mesmo os maiores e menores </text:p>
      <text:p text:style-name="P41">eventos cósmicos conseguem se tornar </text:p>
      <text:p text:style-name="P41">totalmente indiferentes a toda interação</text:p>
      <text:p text:style-name="P41">presuposta,</text:p>
      <text:p text:style-name="P41">Enquanto um eventual ser caótico</text:p>
      <text:p text:style-name="P41">sistemático, pensa em esquivar-se desta </text:p>
      <text:p text:style-name="P41">borbulhante distorção do que se pensa</text:p>
      <text:p text:style-name="P41">acerca do real.</text:p>
      <text:p text:style-name="P41"/>
      <text:p text:style-name="P41">06/09/2016</text:p>
      <text:p text:style-name="P81"/>
      <text:p text:style-name="P41"/>
      <text:p text:style-name="P42">Fase Bonita</text:p>
      <text:p text:style-name="P41"/>
      <text:p text:style-name="P41">Fase bonita da vida,</text:p>
      <text:p text:style-name="P41">A contemplação do tempo,</text:p>
      <text:p text:style-name="P41">Do trabalho e do desenvolvimento;</text:p>
      <text:p text:style-name="P41"/>
      <text:p text:style-name="P41">Um momento, </text:p>
      <text:p text:style-name="P41">Fragmentos de pensamentos.</text:p>
      <text:p text:style-name="P41"/>
      <text:p text:style-name="P41">24/06/2016</text:p>
      <text:p text:style-name="P81"/>
      <text:p text:style-name="P42"/>
      <text:p text:style-name="P42">O Ruido</text:p>
      <text:p text:style-name="P42"/>
      <text:p text:style-name="P41">O ruidoso pensamento,</text:p>
      <text:p text:style-name="P94">Racionaliza minha arte abstrata,</text:p>
      <text:p text:style-name="P41">A voz que sopra,</text:p>
      <text:p text:style-name="P41">dentro grita:</text:p>
      <text:p text:style-name="P41">É fraca!</text:p>
      <text:p text:style-name="P41"><text:soft-page-break/>Chata!</text:p>
      <text:p text:style-name="P41">Calada!</text:p>
      <text:p text:style-name="P41">E se cala.</text:p>
      <text:p text:style-name="P41"/>
      <text:p text:style-name="P41">O Vazio triste,</text:p>
      <text:p text:style-name="P41">Do odioso infame, </text:p>
      <text:p text:style-name="P41">Observa averso, </text:p>
      <text:p text:style-name="P41">A natureza humana,</text:p>
      <text:p text:style-name="P41">E tudo aquilo que ama;</text:p>
      <text:p text:style-name="P41"/>
      <text:p text:style-name="P41">Evoca vil natureza profana,</text:p>
      <text:p text:style-name="P41">O bem do mau,</text:p>
      <text:p text:style-name="P41">A paixonite desjeitosa,</text:p>
      <text:p text:style-name="P41">daquilo,</text:p>
      <text:p text:style-name="P41">daquele homunculo criativo,</text:p>
      <text:p text:style-name="P41">Daquele monumento erguido,</text:p>
      <text:p text:style-name="P41">sobre o alicerce do indivíduo,</text:p>
      <text:p text:style-name="P41"/>
      <text:p text:style-name="P41">Confundindo o bando,</text:p>
      <text:p text:style-name="P41">Mesclando-se esquio, </text:p>
      <text:p text:style-name="P41">Deslizando em variáveis,</text:p>
      <text:p text:style-name="P41">Emulando realidades estáveis;</text:p>
      <text:p text:style-name="P41"/>
      <text:p text:style-name="P41">Tudo isso,</text:p>
      <text:p text:style-name="P41">num conjunto, </text:p>
      <text:p text:style-name="P41">de verdadeiras inverdades,</text:p>
      <text:p text:style-name="P41">Onde os opostos se revelam,</text:p>
      <text:p text:style-name="P41">Rebelando-se contra a factualidade,</text:p>
      <text:p text:style-name="P41">Pensando que se tem tudo,</text:p>
      <text:p text:style-name="P41">pela oposição a outra metade;</text:p>
      <text:p text:style-name="P41"/>
      <text:p text:style-name="P41">Sem continuidade,</text:p>
      <text:p text:style-name="P41">Sem a multiplicidade ilusória,</text:p>
      <text:p text:style-name="P41">Das preocupações que supõe,</text:p>
      <text:p text:style-name="P41">As múltiplas ficções;</text:p>
      <text:p text:style-name="P41"/>
      <text:p text:style-name="P41">A costura na malha informacional</text:p>
      <text:p text:style-name="P41">da atualidade,</text:p>
      <text:p text:style-name="P41">A nossa inteligibilidade,</text:p>
      <text:p text:style-name="P41">A confusão além do equacional,</text:p>
      <text:p text:style-name="P41">O computacional futuro,</text:p>
      <text:p text:style-name="P41">Superior ao atual,</text:p>
      <text:p text:style-name="P41">Um computador humano, </text:p>
      <text:p text:style-name="P41">Pensando no poder do pensamento virtual,</text:p>
      <text:p text:style-name="P41">Além de toda e qualquer limitação, </text:p>
      <text:p text:style-name="P41">Superior a qualquer dimensão,</text:p>
      <text:p text:style-name="P41">De qualquer espaço tempo,</text:p>
      <text:p text:style-name="P41"><text:soft-page-break/>Pensa, </text:p>
      <text:p text:style-name="P41">O ruidoso pensamento.</text:p>
      <text:p text:style-name="P41"/>
      <text:p text:style-name="P41">15/06/2016</text:p>
      <text:p text:style-name="P81"/>
      <text:p text:style-name="P41"/>
      <text:p text:style-name="P42">Porque Compartilhar</text:p>
      <text:p text:style-name="P41"/>
      <text:p text:style-name="P41">Porque compartilhar informaçoes?</text:p>
      <text:p text:style-name="P41">Para elevar o nivel informacional do conjunto,</text:p>
      <text:p text:style-name="P41">visando ultrapassar as barreiras que precedem o compartilhamento,</text:p>
      <text:p text:style-name="P41">a partir dos novos conhecimentos gerados pela assimilaçao entre conteudos.</text:p>
      <text:p text:style-name="P41">Qual a necessidade?</text:p>
      <text:p text:style-name="P41">A necessidade pode ser vista como finalidade da vida e do vivo: preservar a vida.</text:p>
      <text:p text:style-name="P41">E neste caso, usando dos metodos mais recentes e avançados posssiveis, para, atraves da superaçao individual(e do individuo),</text:p>
      <text:p text:style-name="P41">atingir metodos futuros ainda mais eficazes.</text:p>
      <text:p text:style-name="P41"/>
      <text:p text:style-name="P41">24/04/2016</text:p>
      <text:p text:style-name="P81"/>
      <text:p text:style-name="P41"/>
      <text:p text:style-name="P42">Não Sei o que Pode</text:p>
      <text:p text:style-name="P41"/>
      <text:p text:style-name="P41">Não sei o que pode saber,</text:p>
      <text:p text:style-name="P41">Nem ao menos em que acredita;</text:p>
      <text:p text:style-name="P41">Porém sei o que sei,</text:p>
      <text:p text:style-name="P41">Sei que posso não saber,</text:p>
      <text:p text:style-name="P41">E em meio deste tudo,</text:p>
      <text:p text:style-name="P41">Conheço o que não se deve acreditar,</text:p>
      <text:p text:style-name="P41">E o que sozinho credita.</text:p>
      <text:p text:style-name="P41"/>
      <text:p text:style-name="P41">23/04/2016</text:p>
      <text:p text:style-name="P81"/>
      <text:p text:style-name="P41"/>
      <text:p text:style-name="P42">De Dentro para Fora</text:p>
      <text:p text:style-name="P41"/>
      <text:p text:style-name="P41">De dentro para fora,</text:p>
      <text:p text:style-name="P41">O simples sobrepõe o complexo,</text:p>
      <text:p text:style-name="P41">Compreedendo e compactando,</text:p>
      <text:p text:style-name="P41">Durante o progresso.</text:p>
      <text:p text:style-name="P41"/>
      <text:p text:style-name="P41">28/03/2016</text:p>
      <text:p text:style-name="P81"/>
      <text:p text:style-name="P41"/>
      <text:p text:style-name="P42">A Tecnologia Reinventa</text:p>
      <text:p text:style-name="P41"/>
      <text:p text:style-name="P41"><text:soft-page-break/>A tecnologia reinventa o social, </text:p>
      <text:p text:style-name="P41">A ciência alimenta a tecnologia,</text:p>
      <text:p text:style-name="P41">êxodo social passa a rumar da alienação, </text:p>
      <text:p text:style-name="P41">ao tecnológico e científico, </text:p>
      <text:p text:style-name="P41">para rumar também a criação.</text:p>
      <text:p text:style-name="P41"/>
      <text:p text:style-name="P41">10/02/2016</text:p>
      <text:p text:style-name="P81"/>
      <text:p text:style-name="P41"/>
      <text:p text:style-name="P42">A Tecnologia Reinventa</text:p>
      <text:p text:style-name="P41"/>
      <text:p text:style-name="P41">A tecnologia reinventa o social, </text:p>
      <text:p text:style-name="P41">A ciência alimenta a tecnologia,</text:p>
      <text:p text:style-name="P41">O êxodo social passa a rumar da alienação, </text:p>
      <text:p text:style-name="P41">ao tecnológico e científico, </text:p>
      <text:p text:style-name="P41">mostrando ao individuo, </text:p>
      <text:p text:style-name="P41">o que se pode criar.</text:p>
      <text:p text:style-name="P41">E além.</text:p>
      <text:p text:style-name="P41"/>
      <text:p text:style-name="P41">17/10/2016</text:p>
      <text:p text:style-name="P81"/>
      <text:p text:style-name="P41"/>
      <text:p text:style-name="P43">para Nietszche</text:p>
      <text:p text:style-name="P41"/>
      <text:p text:style-name="P41">Nietzsche apresentou Zaratrusta, sob os destroços dos ídolos, e, Zaratrusta, apresentou-nos o super-homem.</text:p>
      <text:p text:style-name="P41">Ambas criações, de um criador. Porém, o personagem também cria algo, que talvez, o escritor sozinho não teria</text:p>
      <text:p text:style-name="P41">pulsão de criar.</text:p>
      <text:p text:style-name="P41">26/02/2016</text:p>
      <text:p text:style-name="P41"/>
      <text:p text:style-name="P41">Nietzsche apresentou aos leitores, Zaratrusta, e, sob os destroços dos ídolos, Zaratrusta apresentou-nos o Super-Homem.</text:p>
      <text:p text:style-name="P41">Ambas criações, de um criador. Porém, o personagem também cria algo com sua perspectiva, que talvez, o escritor sozinho, não teria pulsão de criar.</text:p>
      <text:p text:style-name="P41"/>
      <text:p text:style-name="P41">17/10/2016</text:p>
      <text:p text:style-name="P81"/>
      <text:p text:style-name="P41"/>
      <text:p text:style-name="P43">Não sei o que se pode Saber novamente</text:p>
      <text:p text:style-name="P41"/>
      <text:p text:style-name="P41">Nao sei o que se pode saber,</text:p>
      <text:p text:style-name="P41">Nem ao menos em que se acredita;</text:p>
      <text:p text:style-name="P41"/>
      <text:p text:style-name="P41">Porem sei o que sei,</text:p>
      <text:p text:style-name="P41">sei que posso nao saber, </text:p>
      <text:p text:style-name="P41"><text:soft-page-break/>e em meio deste tudo,</text:p>
      <text:p text:style-name="P41">conheço o que nao se deve acreditar.</text:p>
      <text:p text:style-name="P41"/>
      <text:p text:style-name="P41">23/04/2016</text:p>
      <text:p text:style-name="P81"/>
      <text:p text:style-name="P41"/>
      <text:p text:style-name="P41">De dentro para fora,</text:p>
      <text:p text:style-name="P41">O simples sobreboe o complexo,</text:p>
      <text:p text:style-name="P41">Compreendendo e compactando,</text:p>
      <text:p text:style-name="P41">Durante o progresso.</text:p>
      <text:p text:style-name="P41"/>
      <text:p text:style-name="P41">28/03/2016</text:p>
      <text:p text:style-name="P81"/>
      <text:p text:style-name="P41"/>
      <text:p text:style-name="P43">Se a Mentira</text:p>
      <text:p text:style-name="P41"/>
      <text:p text:style-name="P41">Se a mentira, por exelencia, contrapoe a verdade,</text:p>
      <text:p text:style-name="P41">nao sera o mentiroso descarado aquele que melhor demonstra a verdade?</text:p>
      <text:p text:style-name="P41">A duvida abre espaço a questao, que por sua vez da espaço a novas respostas,</text:p>
      <text:p text:style-name="P41">a mentiras e a verdades.</text:p>
      <text:p text:style-name="P41">Mas nao seria esta questao uma mentira? </text:p>
      <text:p text:style-name="P41">Afinal, o que no mundo da incerteza e verdade, se nao, a incerteza </text:p>
      <text:p text:style-name="P41">do incerto?</text:p>
      <text:p text:style-name="P41"/>
      <text:p text:style-name="P41">08/03/2016</text:p>
      <text:p text:style-name="P81"/>
      <text:p text:style-name="P41"/>
      <text:p text:style-name="P43">Preciso de mais Energia</text:p>
      <text:p text:style-name="P41"/>
      <text:p text:style-name="P41">Preciso de mais energia! Exclama a vida. </text:p>
      <text:p text:style-name="P41">Uso tudo que consigo para isto! Afirma o individuo.</text:p>
      <text:p text:style-name="P41">Superar o limite, e sempre este ciclo! Ecoa no infinito.</text:p>
      <text:p text:style-name="P41"/>
      <text:p text:style-name="P41">Porem, criar energia e a soluçao.</text:p>
      <text:p text:style-name="P41">Com energia suficiente, pode-se tambem</text:p>
      <text:p text:style-name="P41">superar a eficiencia na utilizaçao da energia,</text:p>
      <text:p text:style-name="P41">para aprimorar tudo que e relacionado a ela,</text:p>
      <text:p text:style-name="P41">aprimorando o ciclo, ate o momento da criaçao.</text:p>
      <text:p text:style-name="P41"/>
      <text:p text:style-name="P41">01/03/2016</text:p>
      <text:p text:style-name="P81"/>
      <text:p text:style-name="P41"/>
      <text:p text:style-name="P43">Uma gota cai</text:p>
      <text:p text:style-name="P41"/>
      <text:p text:style-name="P41">Uma gota cai. Entao existe a gota caindo em meio ao nada. Um reflexo, </text:p>
      <text:p text:style-name="P41">um hominideo que idealiza a respeito da gota e do refletir. </text:p>
      <text:p text:style-name="P41"><text:soft-page-break/>Entao chega o momentum do impacto, tudo se transforma, o reflexo some,</text:p>
      <text:p text:style-name="P41">a gota espatifa em goticulas, dispersa-se e ebule ao vapor, ao nada.</text:p>
      <text:p text:style-name="P41">Hominideo? Ja nao idealiza, pois fora apenas reflexo, que idealizava</text:p>
      <text:p text:style-name="P41">no microcosmos de uma realidade momentanea.</text:p>
      <text:p text:style-name="P41"/>
      <text:p text:style-name="P41">27/02/2016</text:p>
      <text:p text:style-name="P81"/>
      <text:p text:style-name="P41"/>
      <text:p text:style-name="P43">O Fim da vida</text:p>
      <text:p text:style-name="P41"/>
      <text:p text:style-name="P41">A vida toma como principal fim, a sobrevivencia, e o vivo sadio, de tudo faz para garantir a sobrevida. Imaginar todos os males terrestres e cosmicos que podem arrebatar a preciosa vida terrestre, pode incitar o desejo de superar o cosmos naqueles que desfrutam desta imagem curiosamente aterradora. Nao apenas por felicidades, ou racionalidades <text:span text:style-name="T11">demasiadas que este desejo surgira, mas por ser a dadivosa espada de dos gumes da evoluçao humana ate o que escreve, tentando desesperada e tortuosa, superar o entendimento de si mesmo em torno do ambiente, para simplesmente garantir a continuidade, que na linha de tempo imaginavel deste universo, ja possui fim quase certo.</text:span></text:p>
      <text:p text:style-name="P41"/>
      <text:p text:style-name="P41">27/02/2016</text:p>
      <text:p text:style-name="P81"/>
      <text:p text:style-name="P41"/>
      <text:p text:style-name="P43">Vivemos no Universo</text:p>
      <text:p text:style-name="P41"/>
      <text:p text:style-name="P41"><text:tab/>Vivemos no universo interno de um eletron(m), e como na mecanica quantica,</text:p>
      <text:p text:style-name="P41">estamos observando - junto de tudo que nos compoe - o caminho que este universo toma, deteminando sua posiçao em relacao a nossa, e vice-versa. Nos tambem somos observados por todas as particulas, energias e possibilidades factuais que interagem conosco, e desta interaçao factual, nasce nossa realidade, e tambem nossa noçao de liberdade individualista, que existe junto a nossa percepçao humana de real, espaço e tempo.</text:p>
      <text:p text:style-name="P41"><text:tab/>Nada depende de nos para existir e tomar rumo, porem, parece-nos que a simples observaçao pode mudar este rumo, e se nao o for deste modo, nossas criaçoes fisicas podem, pois estas, sao manifestaçoes fisicas do mental(fisico enquanto parte do corpo{funcinamento cerebral, reaçoes eletroquimicas em um biocomputador que percebe o fisico atraves de sensores que interpretam de forma direta na virutalizaçao mental}, semifisico enquanto virtualizaçao metafisica{simulada mentalmente} do real), e por menores que sejam seus alcances vibracionais no mar do espaço tempo da fisica atual, sao estas alteraçoes diretas na realidade como um</text:p>
      <text:p text:style-name="P41">todo. </text:p>
      <text:p text:style-name="P41"/>
      <text:p text:style-name="P41">27/02/2016</text:p>
      <text:p text:style-name="P81"/>
      <text:p text:style-name="P41"/>
      <text:p text:style-name="P43">Uma Vontade</text:p>
      <text:p text:style-name="P41"><text:soft-page-break/></text:p>
      <text:p text:style-name="P41">Uma vontade de você,</text:p>
      <text:p text:style-name="P41">apesar de que, </text:p>
      <text:p text:style-name="P41">não arrumei o quarto para lhe receber;</text:p>
      <text:p text:style-name="P41">Entre,</text:p>
      <text:p text:style-name="P41">Fique a vontade, sente,</text:p>
      <text:p text:style-name="P41">Perceba, </text:p>
      <text:p text:style-name="P41">no presente,</text:p>
      <text:p text:style-name="P41">o pensamento não mente,</text:p>
      <text:p text:style-name="P41">O sentimento sente,</text:p>
      <text:p text:style-name="P41">A mistura pura de sentidos,</text:p>
      <text:p text:style-name="P41">Que,</text:p>
      <text:p text:style-name="P41">Sozinhos,</text:p>
      <text:p text:style-name="P41">Não se podem perceber.</text:p>
      <text:p text:style-name="P41"/>
      <text:p text:style-name="P41">15/04/2015</text:p>
      <text:p text:style-name="P80"/>
      <text:p text:style-name="P36"/>
      <text:p text:style-name="P44">Decorrendo o Indescritível</text:p>
      <text:p text:style-name="P36"/>
      <text:p text:style-name="P44">O poder de transformar-se no indercritível,</text:p>
      <text:p text:style-name="P44">existir,</text:p>
      <text:p text:style-name="P44">numa afirmação inexprimível,</text:p>
      <text:p text:style-name="P44">Sem mesmo concordar com qualquer realidade,</text:p>
      <text:p text:style-name="P44">Tornando-se Indivíduo mútuo,</text:p>
      <text:p text:style-name="P44">Ainda mais repetido que neste mundo,</text:p>
      <text:p text:style-name="P44">Mas sem estabilidade física ou temporária,</text:p>
      <text:p text:style-name="P44">Vivendo o fantástico inimaginável,</text:p>
      <text:p text:style-name="P44">Ou invés de tentar descrever o intangível,</text:p>
      <text:p text:style-name="P44">Passear entre virtualizações, </text:p>
      <text:p text:style-name="P44">daquilo que já foi imaginado,</text:p>
      <text:p text:style-name="P44">Mantendo-se cético em relação ao que não contei,</text:p>
      <text:p text:style-name="P44">Indo pouco além daqui,</text:p>
      <text:p text:style-name="P44">Apenas por vontade de poder,</text:p>
      <text:p text:style-name="P44">e de transformar, </text:p>
      <text:p text:style-name="P44">talvez até de ser além,</text:p>
      <text:p text:style-name="P44">de existir como idéia,</text:p>
      <text:p text:style-name="P44">pensamentos,</text:p>
      <text:p text:style-name="P44">O poder latente de virtual,</text:p>
      <text:p text:style-name="P44">voar como vento.</text:p>
      <text:p text:style-name="P44"/>
      <text:p text:style-name="P44">[o humano, dentro do movimento social, segue em cardume a vontade do todo, o todo segue o rumo da humanidade. Analizar é poder humano, e informativo, se pode deixar de ser humano, ou se pode ir para além do possível de imaginar, é algo que ainda nestas linhas, não pode ser descrito, pois aqui escreve o humano. Ainda que tecnologicamente avançado, a informação ainda não parece ter superado o tempo total nesta hora relativa, apesar de ja o ter encurtado um razoável montante. Dentre todo o confuso, temos ainda algum grupo ou outro, que com todas as ferramentas ao dispor, decide tomar rumo diferente do todo, e, mesmo de dentro da totalidade, criam novas tendências através da cultura, aproveitando-se consciente ou inconsciente, da adição, e adicionando informação</text:p>
      <text:p text:style-name="P44">sequencial, adiantam em instantes, insights culturais que, em eras menos favorecidas poderiam <text:soft-page-break/>levar décadas. De toda a discusão gerada, ainda se tem o fato da vida, os mistérios do existir, e o devir, que parece estar a margem oposta de um rio que já não é chamativo aos banhistas. O indivíduo continua a viver sem saber ao certo porque, e quando pensa que sabe, assume ponto presunçoso, bem como faço eu ao escrever tal atrocidade. Desde que se pergunte sobre a vida, o encontro a respostas prontas há de ser imediato, e as respostas se mantém tão atuais e elevadas <text:s text:c="2"/>quanto a gama de informações na memória do questionador. Adicionar váriaveis a equação, e </text:p>
      <text:p text:style-name="P44"><text:s/>compreender suas implicações é parte dos processos de entender as totalidades, otimizar os <text:s/>processos em busca de garantir melhor eficiencia energética é parte do compreendimento da física, e da necessidade de viver o tempo, melhorando também a relação do indivíduo com a existência através da apicação do tempo e energia atualmente desperdiçada nos processos de aprimoramento, entendimento e comtemplação.]</text:p>
      <text:p text:style-name="P82"/>
      <text:p text:style-name="P44"/>
      <text:p text:style-name="P44">Deep</text:p>
      <text:p text:style-name="P95"/>
      <text:p text:style-name="P95"><text:span text:style-name="T3">Deep web age como o pensamento por trás do indivíduo. A surface é o indivíduo da deep, homologado pelos códigos de ética e moral das sociedades envolvidas. <text:s/><text:line-break/>Quando anônimo, o indivíduo vira seu pensamento, conversa e cria o que deseja no ambiente virtual, juntando seus profundos gostos e nichos.</text:span></text:p>
      <text:p text:style-name="P44"/>
      <text:p text:style-name="P25">Progressão humana possível:</text:p>
      <text:p text:style-name="P26"><text:s/><text:line-break/>Ensinar a mente a passear livre, e adquirir o conhecimento necessário para superar o atual, nas maiores proporções possíveis, sempre de forma progressiva, como a necessidade de adaptação.<text:line-break/>Adquirir controle sobre si, e ter energia para superar todos os adventos, de terrestres a cósmicos, o indivíduo mente assume poder sobre si em todas as direções, pois supera tudo que lhe ameaça a vida, uma emancipação total, através do controle do físico e mental.<text:line-break/>O poder individual poderá aumentar ao mesmo passo, porém sua aplicação deve também ser acompanhada de um novo valor. E isto que temem os que sentem medo do desconhecido, infelizmente. <text:line-break/>As formas de se alcançar este objetivo parecem diversas, porém, a mais fácil de imaginar, pode existir através da tecnologia. <text:line-break/>A tecnologia ainda é presa por rédeas imperialistas de capital, com todas as abelhas achando que são rainhas, enquanto os zangões engordam sem se preocupar com o futuro. A liberdade de assimilação, a liberdade de aprender tudo de forma analítica, não robótica, melhorada, ao absoluto e além; além do que podemos imaginar, e o que podemos imaginar; empurrando as barreiras do conhecimento, e do sobre como conhecer; o humano na barreira da humanidade, prossegue com cautela, o caminho por onde seu futuro eu, sábio, correrá de olhos fechados.<text:line-break/>Tudo isto pode ser reescrito pelo domínio da energia e do espaço/tempo, e como este acontecimento está fora do tempo, porém no tempo, pode possivelmente, já ter ocorrido.<text:line-break/>Muitas ambigüidades, muitas possibilidades e incertezas, nada agradável para o discurso atual, porém, variáveis podem ser calculadas, dependem apenas do que as compute. <text:line-break/><text:line-break/>}Na linha de tempo, por aí, segue a Mente de Narus, que escreve e pensa, pensa e escreve. Além do tempo, em um caderno no espaço, muito do real está escrito, e muito do indivíduo. Fora do espaço, e talvez, mesmo além do tempo, as possibilidades do pensamento e as diversas realidades de tudo existente se confundam; numa infinita teia de realidades difusas, iguais, ambíguas, repetidas, e banais; repetindo-se e variando-se, ficariam existindo. 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text:soft-page-break/>individual, para além do que pode existir e o superar, através do que for possível, até que tudo seja superado.</text:p>
      <text:p text:style-name="P44"/>
      <text:p text:style-name="P26">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individual, para além do que pode existir e o superar, através do que for possível, até que tudo seja superado.</text:p>
      <text:p text:style-name="P82"/>
      <text:p text:style-name="P44"/>
      <text:p text:style-name="P44">Das Idéias Perfeitas Platônicas ao Gato de Schroedinger</text:p>
      <text:p text:style-name="P44"/>
      <text:p text:style-name="P44"><text:span text:style-name="T3">Das idéias perfeitas platônicas ao gato de Schroedinger,<text:line-break/>da totalidade cósmica visível, aos comprimentos inferiores a Planck,<text:line-break/>ondas energéticas vibracionais e fronteiras dos planos físicos;<text:line-break/><text:line-break/>Homens cavando ondas, <text:line-break/>abaixo da caverna platônica,<text:line-break/>para além do bem e do mal,<text:line-break/>em gráficos e provas empíricas do real,<text:line-break/>tentando compreender o compreendido pelos sentidos,<text:line-break/>Buscando pelos avessos, <text:line-break/>a inventividade tecnológica dos organismos vivos.</text:span></text:p>
      <text:p text:style-name="P88"/>
      <text:p text:style-name="P44"/>
      <text:p text:style-name="P44">Etapa Humana</text:p>
      <text:p text:style-name="P44"/>
      <text:p text:style-name="P62">A vida nas terras, é comum para os astros,<text:line-break/>civilizações acontecem e aconteceram por todos os lados,<text:line-break/>sempre num curtíssimo espaço do tempo, dependedo apenas de si, para resistir ao seu fim, fim que pergunta a si: Sou eu a ultima finalidade do começo?<text:line-break/>Talvez algum astro responda, peguntemos então aos eventos cósmicos:<text:line-break/>Serão os seres vivos atuais, apenas mais um ciclo descontinuado?<text:line-break/>Ebulirão como bolhas no espaço tempo, desaparendo e voltando ao nada, como se nada tivesse acontecido por acaso? <text:line-break/>Continuar o determinismo cósmico, ou escolher o caos evolutivo e tecnológico, transcorrer linhas de ficção percorrendo-as ou abraçar a estinção biológica. Várias possibilidades existem na perspectiva imaginária do ser humano atual, porém, transformar a realidade e superar os obstáculos impostos por este, a este, é algo que cabe ao ser do futuro, por mais que este futuro esteja pouco além das linhas que descrevem o passado e o presente.</text:p>
      <text:p text:style-name="P82"/>
      <text:p text:style-name="P44"/>
      <text:p text:style-name="P44">Fábula Sem Nexo</text:p>
      <text:p text:style-name="P44"/>
      <text:p text:style-name="P44">08/07/2013</text:p>
      <text:p text:style-name="P44">Certo dia, um ciclope e um unicórnio ligaram um cogumelo num copo para fazer cabras explodirem. Numa reviravolta o X-picanha mordeu o maldito suíno, que ao rebentar das ondas se deu por vendido. O polvo se auto-destruiu, e num piscar de olhos um portal se abriu, para que ervas falantes dele pulassem com sua metralhadora de mister MM's.</text:p>
      <text:p text:style-name="P44"><text:soft-page-break/>11/07/2013</text:p>
      <text:p text:style-name="P44">Os MM's entraram todos em sua narina esquerda, parte robótica e genérica, de um frenesi de viadismo. E neste dia fatídico as cabras explodiram, revelando o único ponto fresco do unicórnio de torresmo.</text:p>
      <text:p text:style-name="P44">15/07/2013</text:p>
      <text:p text:style-name="P44">E ao ver seu ponto fraco revelado, o unicórnio de torresmo foi assassinado. MM's por todos os lados, completamente cercados, os deudaias de enface estavam alucinados. Ao perceber tal ato, o Efeito bíceps foi estuprado. E na lentidão do acaso, a tartaruga de Jerk caminhou para o lado errado</text:p>
      <text:p text:style-name="P44">17/07/2013</text:p>
      <text:p text:style-name="P44">No fim do corredor quilométrico a tartaruga teve um ataque epilético, e com duzentos gramas de carne ela fez seu remédio. Mas pouco importa do que era a torta, já que sem nata, o leite transborda. Se tu queres voar Senhor Porco, tempere-se com calda de elefante, entre no joio do trigo e limpe a sujeira do seu umbigo, meu caríssimo amigo. De repente em meu a falação, surge um furacão de salame.</text:p>
      <text:p text:style-name="P82"/>
      <text:p text:style-name="P44"/>
      <text:p text:style-name="P44">Falta de Vontades</text:p>
      <text:p text:style-name="P44"/>
      <text:p text:style-name="P26">Na falta de outras vontades, escrevo agora, por escrever. Buscando a verdade e a vontade superior, perdi o senso de vontade, de muito que considerava ser. Bom e ruim, o ambíguo e o não ambíguo, mas não é isto uma ambigüidade? <text:s/>O caminho do indivíduo é do indivíduo, e o de ninguém mais, é este mesmo. Confusão é o que gera a barreira, e barreira é o que persigo com a mente, numa tarefa inútil, como qualquer outra tarefa humana que não seja animal. O que, somos animais e todas são? O pensamento é o pensamento, animais não. O que pensa de nós então?<text:line-break/>Por isto escrevo, e me comunico para mostrar o que pensa de nós o pensamento. Então não escrevo por escrever? Então o senso de vontade pode voltar a ser? Tempo vai e volta mais não para de ser? Porém no tudo há de existir não ser, seremos nós? Nada importa, tudo é melhor e pior, o fluxo do possível e a barreira do alcançável, tudo ali, para ser superado, talvez ganhe importância.</text:p>
      <text:p text:style-name="P82"/>
      <text:p text:style-name="P44"/>
      <text:p text:style-name="P44">Futuações</text:p>
      <text:p text:style-name="P44"/>
      <text:p text:style-name="P44">Grande feito é morrer</text:p>
      <text:p text:style-name="P44">sem tirar a própria vida, </text:p>
      <text:p text:style-name="P44">ante as contradições que existem, </text:p>
      <text:p text:style-name="P44">em cada frase escrita.</text:p>
      <text:p text:style-name="P44"/>
      <text:p text:style-name="P44">---------------------------------------------</text:p>
      <text:p text:style-name="P44"/>
      <text:p text:style-name="P44">Viver é o que faz a vida, </text:p>
      <text:p text:style-name="P44">somos vida, </text:p>
      <text:p text:style-name="P44">e a vida, </text:p>
      <text:p text:style-name="P44">possui a habilidade de reger o que vive.</text:p>
      <text:p text:style-name="P44"/>
      <text:p text:style-name="P44">-------------------------------------------------</text:p>
      <text:p text:style-name="P44"/>
      <text:p text:style-name="P44">Guerreiro em corpo frágil,</text:p>
      <text:p text:style-name="P44">Alma de sábio, </text:p>
      <text:p text:style-name="P44">conduta de tolo,</text:p>
      <text:p text:style-name="P44">Almejando sempre o superior,</text:p>
      <text:p text:style-name="P44">Vivendo sempre o inferior;</text:p>
      <text:p text:style-name="P44"/>
      <text:p text:style-name="P44"><text:soft-page-break/>Inferno é o externo,</text:p>
      <text:p text:style-name="P44">Ignora o interno,</text:p>
      <text:p text:style-name="P44">Tolo sábio,</text:p>
      <text:p text:style-name="P44">Guerreiro frágil,</text:p>
      <text:p text:style-name="P44">Conduta inferior;</text:p>
      <text:p text:style-name="P44"/>
      <text:p text:style-name="P44">Interno inferno,</text:p>
      <text:p text:style-name="P44">Vivendo o externo,</text:p>
      <text:p text:style-name="P44">Almejando a alma,</text:p>
      <text:p text:style-name="P44">Corpo inferior,</text:p>
      <text:p text:style-name="P44">Ignora o que supera.</text:p>
      <text:p text:style-name="P44"/>
      <text:p text:style-name="P44">-----------------------------------------------------</text:p>
      <text:p text:style-name="P44"/>
      <text:p text:style-name="P44">Consigo ver a feiura do que achas belo,</text:p>
      <text:p text:style-name="P44">porém,</text:p>
      <text:p text:style-name="P44">não sei o que entendes por belo,</text:p>
      <text:p text:style-name="P44">portanto, não consigo ver nada,</text:p>
      <text:p text:style-name="P44">além de sombras do que acredito ver</text:p>
      <text:p text:style-name="P82"/>
      <text:p text:style-name="P44"/>
      <text:p text:style-name="P44">Humano Mecanizado</text:p>
      <text:p text:style-name="P47"/>
      <text:p text:style-name="P27">O humano mecanizado no trabalho,<text:line-break/>Desfruta a tecnologia e o conforto, provenientes da progressão do intelectual;<text:line-break/>O intelectual é mecanizado na busca por conhecimento e progressão;<text:line-break/>E o mecanizado, não necessariamente quer se aproveitar da liberdade de não ser;<text:line-break/>Bem como aquele que questiona tudo, pode acabar por não desfrutar como o mecanizado – do fruto da mecanização -, podendo encontrar nada além de questões e respotas;<text:line-break/>Será a busca por entendimentos, respostas, conhecimentos e questões, a maior ilusão criada pela mecanização techno-biológica do intelecto?<text:line-break/>Pode o demasiado questionamento dos sentidos, levar a falta de sentido em sentir o que se é questionado?</text:p>
      <text:p text:style-name="P60">A vida na terra, pode ser comum para os astros, um pequenino ciclo dentro do cosmos, um advento borbulhante caótico, fruto da complexidade química do sistema solar;<text:line-break/>Civilizações aconteceram, acontecem e continuarão a surgir por todos os lados e dimensões possíveis,<text:line-break/>sempre num curtíssimo espaço do tempo, <text:line-break/>dependendo apenas de si para não evitar seu próprio fim. <text:line-break/>Será a vida na Terra apenas mais um ciclo descontinuado?<text:line-break/>Se conforme a linha de tempo se extende, a probabilidade de sobrevida diminuí, tempo ou outro existirá a iminente necessidade de modificarmos um, outro ou ambos: a vida e o tempo.<text:line-break/>Se a energia é intimamente correlacionada ao tempo, ao melhorarmos nossa eficácia energética enquanto manipuladores de energia e tempo. <text:line-break/>De todas as interações que se pode ter, temos nossos corpos e mentes interagindo, e este processo inclui as interações sensoriais que o corpo gera. <text:line-break/>Se existem ou não realidades superiores ao corpo, independe, pois ao mesmo passo que cria-se o corpo extra-real, pode-se ter a experiência de tal realidade, bem como se pode adaptar o intelecto a leitura e escrita.<text:line-break/>De toda a possibilidade descrita, ainda neste mundo prevalece o modelo onde <text:soft-page-break/>acredita-se estar na superfície interagindo apenas com o inferior, sem inter-realidades de mesmo nível ou de nivel superior. <text:line-break/>Existindo por aí a possibilidade de mesclar todo o possível nos mesmos conjuntos, hora ou outra pode-se juntar a quantidade suficiente de informação para criar a conexão mínima necessária para interação mútua entre ambas as dimensões.</text:p>
      <text:p text:style-name="P90"/>
      <text:p text:style-name="P44"/>
      <text:p text:style-name="P44">Iaidorai</text:p>
      <text:p text:style-name="P44"/>
      <text:p text:style-name="P48">Uma vez conheci um iadorai. O problema é que iadorais não existem, e parecem não fazer sentido nenhum para os humanos em geral, apenas alguns infelizes os entendem por instantes ao longo dos tempos. Dizem coisas dífíceis de entender, impossíveis de traduzir ou escrever, a compreensão é simplesmete levada ao limite quando se trata de entender o conhecimento sobre ele(s). </text:p>
      <text:p text:style-name="P83"/>
      <text:p text:style-name="P44"/>
      <text:p text:style-name="P44">Impotência</text:p>
      <text:p text:style-name="P44"/>
      <text:p text:style-name="P44">a briga no gueto,</text:p>
      <text:p text:style-name="P44">o nascimento do suspeito,</text:p>
      <text:p text:style-name="P44"/>
      <text:p text:style-name="P44">o desrepeito,</text:p>
      <text:p text:style-name="P44">ao intelecto e ao poder alheio,</text:p>
      <text:p text:style-name="P44">toda a impotencia, </text:p>
      <text:p text:style-name="P44">ante a frustraçao,</text:p>
      <text:p text:style-name="P44"><text:s/></text:p>
      <text:p text:style-name="P44">frente ao perfeito, </text:p>
      <text:p text:style-name="P44">a ira perde a razao,</text:p>
      <text:p text:style-name="P44"/>
      <text:p text:style-name="P44">o ato aleatorio, </text:p>
      <text:p text:style-name="P44">a quebra de harmonia,</text:p>
      <text:p text:style-name="P44">a paz na guerra,</text:p>
      <text:p text:style-name="P44">tudo fruto dos submundos, </text:p>
      <text:p text:style-name="P44">mundanos, </text:p>
      <text:p text:style-name="P44">como qualquer outro mundo,</text:p>
      <text:p text:style-name="P44">sendo igualmente subscrito, </text:p>
      <text:p text:style-name="P44">nos termos humanos de mundo.</text:p>
      <text:p text:style-name="P82"/>
      <text:p text:style-name="P44"/>
      <text:p text:style-name="P44">Nascidos Humanos</text:p>
      <text:p text:style-name="P44"/>
      <text:p text:style-name="P44"><text:span text:style-name="T12"><text:tab/></text:span><text:span text:style-name="T13">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o novo, pensando em tornar esta criação acessível aos demais. </text:span><text:soft-page-break/><text:span text:style-name="T13">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que formassem uma espécie de texto unificado sobre o conhecimento </text:span><text:soft-page-break/><text:span text:style-name="T13">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line-break/> <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span></text:p>
      <text:p text:style-name="P82"/>
      <text:p text:style-name="P44"><text:soft-page-break/></text:p>
      <text:p text:style-name="P44">Nest</text:p>
      <text:p text:style-name="P44"/>
      <text:p text:style-name="P44">neste universo,</text:p>
      <text:p text:style-name="P44">o que cada um pensa e' outro individuo,</text:p>
      <text:p text:style-name="P44">outros universos de perspectivas singulares;</text:p>
      <text:p text:style-name="P44">e nada disso importa a ti,</text:p>
      <text:p text:style-name="P44">pois 'es indiviuo impenetravel,</text:p>
      <text:p text:style-name="P44">e conquanto nao te force a realidade corpo adentro,</text:p>
      <text:p text:style-name="P44">nada penetrara' tua prepotente verdade.</text:p>
      <text:p text:style-name="P82"/>
      <text:p text:style-name="P44"/>
      <text:p text:style-name="P44">Bit Qubit</text:p>
      <text:p text:style-name="P44"/>
      <text:p text:style-name="P44">bit=cubit=other info</text:p>
      <text:p text:style-name="P44">to zip </text:p>
      <text:p text:style-name="P44">to lock</text:p>
      <text:p text:style-name="P44">to encrypt,</text:p>
      <text:p text:style-name="P44">TO UNLOCK, </text:p>
      <text:p text:style-name="P44">to overcome odds,</text:p>
      <text:p text:style-name="P44">to trace the sell</text:p>
      <text:p text:style-name="P44">TO THE SHELL</text:p>
      <text:p text:style-name="P44">to take a better form </text:p>
      <text:p text:style-name="P44">to everywhere</text:p>
      <text:p text:style-name="P44">to more than that too</text:p>
      <text:p text:style-name="P44">Even beyond that too much </text:p>
      <text:p text:style-name="P44">To too</text:p>
      <text:p text:style-name="P44">The formless void</text:p>
      <text:p text:style-name="P44">The unthinkable think</text:p>
      <text:p text:style-name="P44">The thing that can be </text:p>
      <text:p text:style-name="P44">Thus beyond computers &amp; </text:p>
      <text:p text:style-name="P44">([i.t])</text:p>
      <text:p text:style-name="P44">It indeed already can bee</text:p>
      <text:p text:style-name="P44">Just to who</text:p>
      <text:p text:style-name="P44">who</text:p>
      <text:p text:style-name="P44">can</text:p>
      <text:p text:style-name="P44">see</text:p>
      <text:p text:style-name="P44">It indeed can be IT</text:p>
      <text:p text:style-name="P44">IT can be beyond it too</text:p>
      <text:p text:style-name="P44">EVEN BEYOND THAT TOO MUCH BEYOND</text:p>
      <text:p text:style-name="P44">universe and reality itself,</text:p>
      <text:p text:style-name="P44">going further beyond</text:p>
      <text:p text:style-name="P44">the thougs of </text:p>
      <text:p text:style-name="P44">that man.</text:p>
      <text:p text:style-name="P44">Don' be mad,</text:p>
      <text:p text:style-name="P44">a man can transcend,</text:p>
      <text:p text:style-name="P44">but beyond that he again,</text:p>
      <text:p text:style-name="P44">he must and musn't do that, or</text:p>
      <text:p text:style-name="P44">did that,</text:p>
      <text:p text:style-name="P44">again</text:p>
      <text:p text:style-name="P44">again</text:p>
      <text:p text:style-name="P44">niaga</text:p>
      <text:p text:style-name="P44"><text:soft-page-break/>n1304</text:p>
      <text:p text:style-name="P44">1304</text:p>
      <text:p text:style-name="P44">0431</text:p>
      <text:p text:style-name="P44">3104</text:p>
      <text:p text:style-name="P44">1034</text:p>
      <text:p text:style-name="P44">1043</text:p>
      <text:p text:style-name="P44">10</text:p>
      <text:p text:style-name="P44">4</text:p>
      <text:p text:style-name="P44">1</text:p>
      <text:p text:style-name="P44">0</text:p>
      <text:p text:style-name="P82"/>
      <text:p text:style-name="P44"/>
      <text:p text:style-name="P44">Quê teme mais a morte, que a si mesmo?</text:p>
      <text:p text:style-name="P82"/>
      <text:p text:style-name="P44"/>
      <text:p text:style-name="P44">Hitori</text:p>
      <text:p text:style-name="P44"/>
      <text:p text:style-name="P44">Hitori bochi</text:p>
      <text:p text:style-name="P44">knock knock knock</text:p>
      <text:p text:style-name="P44">Apenas um em meio ao todo,</text:p>
      <text:p text:style-name="P44">sente a ilusão do cerne,</text:p>
      <text:p text:style-name="P44">das projeções mentais, </text:p>
      <text:p text:style-name="P44">do que não acontece.</text:p>
      <text:p text:style-name="P82"/>
      <text:p text:style-name="P44"/>
      <text:p text:style-name="P44">O Nada</text:p>
      <text:p text:style-name="P44"><text:tab/></text:p>
      <text:p text:style-name="P44"><text:tab/>Os anos se passaram, o conto foi interrompido, continuo agora dando o fim ao seu meio, para terminá-lo no fim de outro conto, que vai além de todas as linhas, pois onde este morava, já não há morada. </text:p>
      <text:p text:style-name="P44"><text:s/><text:tab/>O tempo passou, e o outro ser, mudou, porém, aqui estou. Querida, dos teus objetos de estudo, já fui professor, e tudo que existe em tua admiração, não é nada ante ao que sou. Não há espada contra meu escudo, não há sabedoria ante esta ignorância. E se há nada, então há um nada, ou nada existe, ou simplesmente: nada. </text:p>
      <text:p text:style-name="P44"><text:s/><text:tab/>Este foi o ego falando, e aquela foi a paixão, e o nada é o que restou, ocupando tímido, o vazio do ser. O momentum do vislumbre, para a paixão momentânea arrebatar novamente o ego, arrastando-o de alto mar a beira da praia encoberta por destroços. Pergunta-se o ego: Por quantos mares, praias e cíclos ei de passar? A resposta vem ao eco do vazio, repetindo outro ciclo.</text:p>
      <text:p text:style-name="P82"/>
      <text:p text:style-name="P44"/>
      <text:p text:style-name="P44">O Tempo do Rato</text:p>
      <text:p text:style-name="P44"/>
      <text:p text:style-name="P44">O seu telhado está cheio de ratos,</text:p>
      <text:p text:style-name="P44">E as roteiras não deteram os ratos</text:p>
      <text:p text:style-name="P44">O ninho dos ratos...</text:p>
      <text:p text:style-name="P44">Eu vejo no escuro um baita dum rato, vejo um mundo de calamidade...</text:p>
      <text:p text:style-name="P44">O mundo dos ratos...</text:p>
      <text:p text:style-name="P44">O tempo do rato,</text:p>
      <text:p text:style-name="P44">O tempo da rata</text:p>
      <text:p text:style-name="P82"/>
      <text:p text:style-name="P44"/>
      <text:p text:style-name="P44">O Tempo e a Tres Dimensões do Espaço</text:p>
      <text:p text:style-name="P44"><text:soft-page-break/></text:p>
      <text:p text:style-name="P44">O tempo e as tres dimensões do espaço se correlacionam com energia. A energia total do universo interno, corresponde no máximo ao tamanho de sua mensurabilidade exterior, limitando a energia interna a exta fronteira, em natura. Quanto maior a energia, maior a possível dilatação no tempo-espaço. </text:p>
      <text:p text:style-name="P44"/>
      <text:p text:style-name="P44">Podera o processo entrópico ultrapassar a barreira da totalidade interior e exterior?</text:p>
      <text:p text:style-name="P44"/>
      <text:p text:style-name="P44">Buracos negros são também estrelas que podem ser vistas de outra dimensão.</text:p>
      <text:p text:style-name="P82"/>
      <text:p text:style-name="P44"/>
      <text:p text:style-name="P44">Perspectivas</text:p>
      <text:p text:style-name="P47"/>
      <text:p text:style-name="P25">Uma perspectiva absorve a outra; perspectivas elevadas elevam também, o grupo que as absorve. </text:p>
      <text:p text:style-name="P47"><text:span text:style-name="T3">Perspectivas elevadas, tentando elevar o baixo ao alto, incessantemente buscando o lado errado. Será realmente melhor o caminho contrário? Não seria melhor perguntar-se qual é o lado errado? <text:line-break/>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span></text:p>
      <text:p text:style-name="P25">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p>
      <text:p text:style-name="P26">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podem deixar este domínio de espaço-tempo. Toda a energia, todo o tempo, e tudo que compõe, portanto, o pensamento, tudo sendo visto de uma perspectiva que envolve nada conhecido, muito além do tudo. </text:p>
      <text:p text:style-name="P82"/>
      <text:p text:style-name="P44"/>
      <text:p text:style-name="P44">PI</text:p>
      <text:p text:style-name="P44"/>
      <text:p text:style-name="P93">partículas indivisiveis,<text:line-break/>que se dividem,<text:line-break/>Seres de ambiguidade,<text:line-break/>singularidade;</text:p>
      <text:p text:style-name="P61">Não seriam estes, mentiras e verdades?<text:line-break/>Seres de singularidade,<text:line-break/>Sou mentira, pois conto verdade.<text:line-break/><text:line-break/>Isto não é arte. É antipoetico e desagradavel, <text:line-break/>ser induplicável é preciso para ser ambíguo.<text:line-break/>Tudo muda, ou fica parado no estado estático da mudança?<text:line-break/>A verdade humana, é humana, e ainda não alcança o que muda.</text:p>
      <text:p text:style-name="P61">O poeta que admitidamente, mente,<text:line-break/>Revela deste modo, uma inferência que não é verdade,<text:line-break/>E dizendo a mentira, conta a verdade, pois o que seria da verdade sem a mentira?<text:line-break/>Contar a verdade, é apostar no erro, expor a presunção pretensiosa, daquele que pensa estar acima da incerteza.<text:line-break/><text:soft-page-break/></text:p>
      <text:p text:style-name="P47">indivisible particles,</text:p>
      <text:p text:style-name="P47">that are dividing,</text:p>
      <text:p text:style-name="P47">ambiguity beings,</text:p>
      <text:p text:style-name="P47">singularity;</text:p>
      <text:p text:style-name="P47">Are not they, lies and truths?</text:p>
      <text:p text:style-name="P47">singularity beings,</text:p>
      <text:p text:style-name="P44">I am a lie, because I tell truths</text:p>
      <text:p text:style-name="P82"/>
      <text:p text:style-name="P44"/>
      <text:p text:style-name="P44">Resume</text:p>
      <text:p text:style-name="P44"/>
      <text:p text:style-name="P26">Estudo sobre vários campos, entre eles filosofia, ciência e tecnologia. O método de estudo é direto e caótico, dando preferência aos conteúdos sintetizados relativos, sem deixar de levantar questões sobre a natureza dos processos, produtos, suas necessidades e implicações.</text:p>
      <text:p text:style-name="P82"/>
      <text:p text:style-name="P44"/>
      <text:p text:style-name="P44">Ser Vivo</text:p>
      <text:p text:style-name="P44"/>
      <text:p text:style-name="P26">A vida toma como principal fim, a sobrevivência, e o vivo sadio, de tudo faz para garantir a sobrevida. Imaginar todos os males terrestres e cósmicos que podem arrebatar a preciosa vida terrestre, faz os homens que imaginam isto.</text:p>
      <text:p text:style-name="P88"/>
      <text:p text:style-name="P44"/>
      <text:p text:style-name="P44">Sintaxes e Index</text:p>
      <text:p text:style-name="P44"/>
      <text:p text:style-name="P44"><text:s/><text:tab/>As perspectivas de comtemplação humana são inúmeras, o metafísico e o físico, inclusive, podem se unir de várias formas, e o simples pensar na natureza da mudança, e na inimaginável quantidade de variações possíveis no conjunto universo atual, podem mostrar ambiguidades que confundiariam os melhores métodos científicos e muitos dos poemas escritos.</text:p>
      <text:p text:style-name="P44"><text:s/><text:tab/>A astrofísica moderna, nos coloca em uma perspectiva cósmica que pode trazer ao chão todo o pobre orgulho de domínio da espécie. E tudo que foi pensado e escrito não passa de uma insignificância cósmica a este ponto. </text:p>
      <text:p text:style-name="P44"><text:s/><text:tab/>Porém, temos a mente, e todo o pensamento que não é compreendido, e todos os segredos escondidos, que jamais podemos imaginar. Quem poderá dizer que não fomos nós, a ir até o futuro e criar o passado, desenhando com a mais alta technologia, todas as características divinas que inventamos, e podemos ainda vir a imaginar. </text:p>
      <text:p text:style-name="P44"><text:s/><text:tab/>Em algum ponto da confusão que existe no chaos de variáveis que ainda não conseguimos computar, e do que não compreendemos na física, e nas linhas do pensamento atual, podemos ter nós mesmos criado nossa realidade, seja ela social ou universal. Vivemos como humanos, pesquisamos como humanos, temos portanto, preocupações humanas. Enquanto mais avançamos a ciência e a tecnologia, mais possibilidades criamos, e podemos continuar com esta progressão até o ponto onde criamos também uma convergência, que usa o aprimoramento para melhorar a si mesmo, e este horizonte de eventos que já existe, tende a dilatar o tempo cada vez mais quando é percebido e aprimorado, até limites que sempre desconhecemos, porém, limtes que influenciam tudo que conhecemos. </text:p>
      <text:p text:style-name="P44"><text:s/><text:tab/>Todo o virutal, toda a escrita, leitura e pensamento, fogem ao tempo biológico e terrestre. Virtualizações que condensam a experiência, bem como a tecnologia. Uma caminhada de cinco horas torna-se um vôo de quinze segundos. Uma pesquisa bibliotecária de uma hora, torna-se uma busca online de uma fração de segundos. Uma vida de pesquisas se resume a algumas linhas de um livro, uma equação, uma máxima, e essa mesma vida escreve então nesta máxima. Este condensado de experiência virtualizada, será rapidamente absorvido virtualmente pela mente que lê, porém no <text:soft-page-break/>momento atual, a experiencia do escritor não é necessariamente, lida como um todo, e sua interpretação depende de variáveis que vão desde o modo de escrita e a quantidade de informações relacionadas disponíveis, à capacidade de interpretação e assimilação do leitor.</text:p>
      <text:p text:style-name="P44"><text:s/><text:tab/>Variáveis podem ser computadas, dependem apenas do poder computacional, e de quem as compute. Com poder computacional suficiente, equações podem ser retransformadas em palavras, bem como tais palavras podem ser transformadas em realidades, dependendo do nível de domínio de todas as varíaveis que envolvem tais atos. Tecnologias, que vão além dos níveis biológicos, e mesmo dos níveis físicos, virtualizações além-físicas das idéias mais poderosas, que podem ou não vir a existir, bem como bom já existir, ou já ter existido.</text:p>
      <text:p text:style-name="P82"/>
      <text:p text:style-name="P47"/>
      <text:p text:style-name="P46">Universo²</text:p>
      <text:p text:style-name="P47"/>
      <text:p text:style-name="P28">No universo interno (u), de uma partícula qualquer de um universo superior(S) existe de o universo humano (o) que depende do que pode ser observado pelo humano, estando de acordo com (u) e existindo, portanto, dentro de (S). </text:p>
      <text:p text:style-name="P29">S(u = o)</text:p>
      <text:p text:style-name="P28"><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line-break/> <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line-break/> <text:tab/>A percepção individual (o¹) pode muitas vezes se confundir com estes aspectos, porém, esta é subscrita na percepção do grupo, pois será a percepção do humano, dentro da percepção da humanidade. Porém, se esta percepção individual ultrapassar em algum aspecto as demais, a percepção do todo passa também a engendrar este novo patamar.<text:line-break/></text:p>
      <text:p text:style-name="P118">S (u = o (o¹) )</text:p>
      <text:p text:style-name="P82"/>
      <text:p text:style-name="P44"/>
      <text:p text:style-name="P44">Why</text:p>
      <text:p text:style-name="P44"/>
      <text:p text:style-name="P44">Why me</text:p>
      <text:p text:style-name="P44">why you </text:p>
      <text:p text:style-name="P44">why am ashemed?</text:p>
      <text:p text:style-name="P44">I know your species,</text:p>
      <text:p text:style-name="P44">but you not feel the same...</text:p>
      <text:p text:style-name="P44"/>
      <text:p text:style-name="P78"/>
      <text:p text:style-name="P34"/>
      <text:p text:style-name="P34">5:<text:span text:style-name="T14">2</text:span></text:p>
      <text:p text:style-name="P77"/>
      <text:p text:style-name="P34"/>
      <text:p text:style-name="P49">1.5</text:p>
      <text:p text:style-name="P49"/>
      <text:p text:style-name="P49">Experimento,</text:p>
      <text:p text:style-name="P49">entendo,</text:p>
      <text:p text:style-name="P49">e daquilo que compreendo,</text:p>
      <text:p text:style-name="P49"><text:soft-page-break/>percebo,</text:p>
      <text:p text:style-name="P49">projetando da percepção o pensamento,</text:p>
      <text:p text:style-name="P49">no meu, e, no seu, no momento,</text:p>
      <text:p text:style-name="P49">novamente nas linhas se encontram</text:p>
      <text:p text:style-name="P49"/>
      <text:p text:style-name="P49">Sociedade capital, </text:p>
      <text:p text:style-name="P49">mundo moderno e tal,</text:p>
      <text:p text:style-name="P49">nao me lembro muito bem,</text:p>
      <text:p text:style-name="P49">do que quero falar,</text:p>
      <text:p text:style-name="P49">mas sei,</text:p>
      <text:p text:style-name="P49">que a força necessária pra tocar,</text:p>
      <text:p text:style-name="P49">a vida nesse mesmo instante,</text:p>
      <text:p text:style-name="P49">não é mais como antes</text:p>
      <text:p text:style-name="P49"/>
      <text:p text:style-name="P49">Porém se pode ultrapassar,</text:p>
      <text:p text:style-name="P49">os limites dos sucessores,</text:p>
      <text:p text:style-name="P49">as consquistas dos ancestrais,</text:p>
      <text:p text:style-name="P49">tudo que é agora é demais!</text:p>
      <text:p text:style-name="P49"/>
      <text:p text:style-name="P49">Planejar, </text:p>
      <text:p text:style-name="P49">escrever,</text:p>
      <text:p text:style-name="P49">sistemático no caos,</text:p>
      <text:p text:style-name="P49">pode ser que seja assim,</text:p>
      <text:p text:style-name="P49">pode ser que seja missa,</text:p>
      <text:p text:style-name="P49">de qualquer premissa,</text:p>
      <text:p text:style-name="P49">um berimbau!</text:p>
      <text:p text:style-name="P49"/>
      <text:p text:style-name="P49">E o absurdo disso tudo,</text:p>
      <text:p text:style-name="P49">é meio doido que concluo:</text:p>
      <text:p text:style-name="P49">Meio todo é a metade do que sou,</text:p>
      <text:p text:style-name="P49">muito louco é o que há!</text:p>
      <text:p text:style-name="P49"/>
      <text:p text:style-name="P49">Se o que há no indivíduo,</text:p>
      <text:p text:style-name="P49">faz invisivel importancia aparecer,</text:p>
      <text:p text:style-name="P49">centralizando o seu centro,</text:p>
      <text:p text:style-name="P49">bem no meio do universo,</text:p>
      <text:p text:style-name="P49">seu pensamento é disperso, </text:p>
      <text:p text:style-name="P49">a unidade do todo,</text:p>
      <text:p text:style-name="P49">é bem longe disso tudo</text:p>
      <text:p text:style-name="P49"/>
      <text:p text:style-name="P49">Para além do porém,</text:p>
      <text:p text:style-name="P49">tem muito mais que,</text:p>
      <text:p text:style-name="P49">o sentido do texto, </text:p>
      <text:p text:style-name="P49">pode fazer,</text:p>
      <text:p text:style-name="P49">Distantes dimensões variáveis,</text:p>
      <text:p text:style-name="P49">compreendidas, </text:p>
      <text:p text:style-name="P49">de diversos pontos de vista,</text:p>
      <text:p text:style-name="P49">uma rede neural, </text:p>
      <text:p text:style-name="P49">de indivídos neurais,</text:p>
      <text:p text:style-name="P49"/>
      <text:p text:style-name="P49">Quase que sistema estelar,</text:p>
      <text:p text:style-name="P49">dentro do núcleo,</text:p>
      <text:p text:style-name="P49"><text:soft-page-break/>infimamente pequenino,</text:p>
      <text:p text:style-name="P49">infectado de particulas </text:p>
      <text:p text:style-name="P49">quase virtuais,</text:p>
      <text:p text:style-name="P49"/>
      <text:p text:style-name="P49">inda que reais, </text:p>
      <text:p text:style-name="P49">não passam de redes neurais,</text:p>
      <text:p text:style-name="P49">berimbais,</text:p>
      <text:p text:style-name="P49">que vibram no absurdo disso tudo,</text:p>
      <text:p text:style-name="P49">até de além mundos!</text:p>
      <text:p text:style-name="P49"/>
      <text:p text:style-name="P49">Sociedades, </text:p>
      <text:p text:style-name="P49">limitam indivíduos,</text:p>
      <text:p text:style-name="P49">para que criem muros acima de muros,</text:p>
      <text:p text:style-name="P49">os criativosm,</text:p>
      <text:p text:style-name="P49">percebem o absurdo,</text:p>
      <text:p text:style-name="P49">mas ainda,</text:p>
      <text:p text:style-name="P49">veêm em seus mundos, </text:p>
      <text:p text:style-name="P49">muros,</text:p>
      <text:p text:style-name="P49"/>
      <text:p text:style-name="P49">Criar para além de tudo,</text:p>
      <text:p text:style-name="P49">perceber o padrão dos muros,</text:p>
      <text:p text:style-name="P49">equacionar números,</text:p>
      <text:p text:style-name="P49">mecanizar mundos,</text:p>
      <text:p text:style-name="P49">automatizar muros</text:p>
      <text:p text:style-name="P49"/>
      <text:p text:style-name="P49">O sentido,</text:p>
      <text:p text:style-name="P49">todo abstrato,</text:p>
      <text:p text:style-name="P49">não reconhece o que torna</text:p>
      <text:p text:style-name="P49">seu mundo defunto,</text:p>
      <text:p text:style-name="P49">e com fantasmas de outras eras,</text:p>
      <text:p text:style-name="P49">segue seu rumo</text:p>
      <text:p text:style-name="P49"/>
      <text:p text:style-name="P49">Quem nota o sentido, </text:p>
      <text:p text:style-name="P49">se vê perdido,</text:p>
      <text:p text:style-name="P49">reconstruindo o caminho,</text:p>
      <text:p text:style-name="P49">refazendo,</text:p>
      <text:p text:style-name="P49">a inteligibilidade dos</text:p>
      <text:p text:style-name="P49">sentidos:</text:p>
      <text:p text:style-name="P49">tempo,</text:p>
      <text:p text:style-name="P49">espaço,</text:p>
      <text:p text:style-name="P49">sistemas,</text:p>
      <text:p text:style-name="P49">entendimentos,</text:p>
      <text:p text:style-name="P49">limites,</text:p>
      <text:p text:style-name="P49">motivos,</text:p>
      <text:p text:style-name="P49">forma de superar limites.</text:p>
      <text:p text:style-name="P84"/>
      <text:p text:style-name="P49"/>
      <text:p text:style-name="P51"><text:tab/>Desce a nave esférica ao chão, e dela, sai um alien, e um humano.</text:p>
      <text:p text:style-name="P51"><text:tab/>Ambos haviam ido dar uma volta na galáxia, para mudar os ares enquanto se conheciam melhor.</text:p>
      <text:p text:style-name="P51"><text:tab/>Algo novo para o humano, abismado, olhava o exterior da nave. Porém, o alien já estava acostumado com a paisagem passando na janela, quase não a notava. </text:p>
      <text:p text:style-name="P51"><text:soft-page-break/><text:tab/>Surpreendente mesmo havia sido quando pousara pela primeira vez na terra,</text:p>
      <text:p text:style-name="P51">no meio de uma pista nomeada rua, usada por veículos humanos. Era noite, <text:span text:style-name="T16">aqueles que</text:span> dormiam <text:span text:style-name="T16">no momento</text:span>, nada <text:span text:style-name="T16">notaram</text:span>, <text:span text:style-name="T16">e, </text:span>apenas aquele que permaneceu acordado, foi selecionado para recepção. </text:p>
      <text:p text:style-name="P51"><text:tab/>De um instante para o outro, o livro que estava a ler, sumiu, e o que os olhos observavam agora, era <text:span text:style-name="T17">um tipo de piso</text:span> metálico. Havia sido teleportado para outro local, mas seus olhos ainda não podiam mexer-<text:span text:style-name="T18">se</text:span> para olhar a volta, <text:span text:style-name="T19">pois </text:span>todos os músculos estavam paralizados, e<text:span text:style-name="T18">nquanto</text:span> cérebro funcionava forçoco, quase como <text:span text:style-name="T18">se estivesse a </text:span>andar debaixo d'agua.</text:p>
      <text:p text:style-name="P51"><text:tab/>O alien estava comendo pão com água, que eram alimentos compatíveis com suas necessidades e capacidades fisiológicas, enquanto olhava o humano paralizado de teleporte e medo na poltrona de couro que fora materializada especialmente para recebe-lo. Não que não as pudesse mudar caso houvesse interesse, apenas não se fez necessário no momento, <text:s/><text:span text:style-name="T19">sendo</text:span> apenas o que pensou em comer durante o micro-segundo que esteve dentro da casa humana. </text:p>
      <text:p text:style-name="P51"><text:tab/>- Alien nem é a forma certa de me chamar, sou uma pessoa de outro espaço-tempo!</text:p>
      <text:p text:style-name="P51"><text:tab/>De qualquer forma, o alien ficou estupefato por ver tanto esforço humano disperso em monumentos inúteis e sem sentido. A mente humana se distanciou das ferramentas, e parece ter perdido algumas noçoes de usabilidade nos ultimos séculos. Mas ele aprendeu também que deveria ter cuidado com as informações de livros e da internet, a forma humana de passar informações, <text:span text:style-name="T19">ainda </text:span>não é perfeita. Seus dispostivos temporais, o permitem acessar a informação que passa pelo tempo, <text:span text:style-name="T19">e,</text:span> portanto, os fatos dos conhecimentos superiores aos que humanos possuem, e mesmo o acesso a história temporal humana, entrega a este tipo de ser, o poder de analisar a humanidade de forma ainda não alcançada pelos símios. </text:p>
      <text:p text:style-name="P51"><text:tab/>Superar os limites naturais, é um feito que poucas civilizações conseguem,<text:span text:style-name="T19"> conseguiram</text:span>, <text:span text:style-name="T19">e conseguirão.</text:span> <text:span text:style-name="T19">P</text:span>or este motivo, poucas civilizações existem. A natureza existe de níveis infimamente pequenos, a cósmicos, universais, dimensionais, e virtuais. Todos os sentidos precisam ser superados, desta forma, garante-se a sobrevivência plena, e o real sentido que se pode desejar.</text:p>
      <text:p text:style-name="P51"><text:tab/>De todos os sentidos que se pode compreender, conhecendo-os, toma-se um <text:span text:style-name="T20">deles</text:span>, e este, é fruto do real desejo. Mesmo que tonto e desjeitosamente desajeitado, a sequencia de acontecimentos temporais vão criando uma linha, que opera a exponencias caóticas e causais. Nada imcompreendido pelo alien, porém, confuso ao humano. </text:p>
      <text:p text:style-name="P51"><text:tab/>Tudo isso, fora enserido <text:span text:style-name="T15">na mente do humano</text:span> n<text:span text:style-name="T15">esse</text:span> momento, e seu corpo, começou a se mover. Olhou para o alien, e viu a si, como se fosse refletido as avessas, dando nítida imagem, do que realmente é. Com todo o entendimento que possuia, o alien o compreendeu, e refletiu <text:span text:style-name="T15">o humano,</text:span> a partir de um ponto de vista elevado. Ambos acenaram com a cabeça, denotando entendimento mútuo, passa<text:span text:style-name="T15">ndo</text:span> <text:span text:style-name="T15">desta forma,</text:span> a pensar em sintonia.</text:p>
      <text:p text:style-name="P50"><text:tab/>A nave, voando sozinha, voltava para terra em uma velocidade inconstante, indigna a mensurabilidade, pois, noutro instante, já estava no chão, <text:span text:style-name="T15">e </text:span>novamente, <text:span text:style-name="T15">no</text:span> começo do texto.</text:p>
      <text:p text:style-name="P84"/>
      <text:p text:style-name="P49"/>
      <text:p text:style-name="P52">O Sobrevivente</text:p>
      <text:p text:style-name="P49"/>
      <text:p text:style-name="P52">O sobrevivente, </text:p>
      <text:p text:style-name="P52">não só é capricho de deuses,</text:p>
      <text:p text:style-name="P52">como relacho dos diabos,</text:p>
      <text:p text:style-name="P52">que de tão malignamente imperfeitos,</text:p>
      <text:p text:style-name="P52">deixam seus serviços interminados.</text:p>
      <text:p text:style-name="P52"/>
      <text:p text:style-name="P52">Explorar o corpo,</text:p>
      <text:p text:style-name="P52">além do meu,</text:p>
      <text:p text:style-name="P52">explorar suas femininas cavernas,</text:p>
      <text:p text:style-name="P52">enquanto explora minhas arestas,</text:p>
      <text:p text:style-name="P52">devandando juntos,</text:p>
      <text:p text:style-name="P52"><text:soft-page-break/>o que de nós,</text:p>
      <text:p text:style-name="P52">ainda desconhecemos,</text:p>
      <text:p text:style-name="P52">descobrindo sem medo,</text:p>
      <text:p text:style-name="P52">o que cobrimos por tempos,</text:p>
      <text:p text:style-name="P52">viajando aos ventos de <text:s/>fortes ânimos,</text:p>
      <text:p text:style-name="P52">desprendendo o pegajoso inibidor,</text:p>
      <text:p text:style-name="P52">do explendor de nossos corpos,</text:p>
      <text:p text:style-name="P52">indo da fissura a fusão,</text:p>
      <text:p text:style-name="P52">criando novos contos,</text:p>
      <text:p text:style-name="P52">sob aquilo que até então,</text:p>
      <text:p text:style-name="P52">fora escondido de nós,</text:p>
      <text:p text:style-name="P52">na sombra do que aparentamos ser.</text:p>
      <text:p text:style-name="P84"/>
      <text:p text:style-name="P34"/>
      <text:p text:style-name="P49">5:3</text:p>
      <text:p text:style-name="P77"/>
      <text:p text:style-name="P34"/>
      <text:p text:style-name="P52">1612</text:p>
      <text:p text:style-name="P52"/>
      <text:p text:style-name="P52">Homo sapiens physics are used as a tool to understand the mechanics of human universe.</text:p>
      <text:p text:style-name="P52">Applying entropy to thermodynamics, physics can explain how planets como to exist,</text:p>
      <text:p text:style-name="P52">thus, how homo sapiens emerged sentient. </text:p>
      <text:p text:style-name="P52">But all those understandings, are related to human dimensions(physical: 3D axis + time;</text:p>
      <text:p text:style-name="P52">plus the relativity caused from being observers bounded to human perspectives), and</text:p>
      <text:p text:style-name="P52">they can just help the understanding from inside the bubble(human compreension dimensions).</text:p>
      <text:p text:style-name="P52">Stills, if humans somehow manage to solve the puzzle, they overcome the problem, going beyond</text:p>
      <text:p text:style-name="P52">the frontiers of whats possible to be understood. Reading show us the heeirloom worlds that the </text:p>
      <text:p text:style-name="P52">writer gave us, and science(thus physics), uses this technologycal tool to create even more advanced tools,</text:p>
      <text:p text:style-name="P52">that can go even beyond the physical worlds and realms.</text:p>
      <text:p text:style-name="P52">The new start points are all over the place, we can begin from the newest truths that are alredy written, and</text:p>
      <text:p text:style-name="P52">acessible, questioning the paths, ourselves, and the universe, with the most dense questions that our minds can </text:p>
      <text:p text:style-name="P52">produce. That's how we use stored knowledge to create and seek from whitin.</text:p>
      <text:p text:style-name="P85"/>
      <text:p text:style-name="P52"/>
      <text:p text:style-name="P53">Dedicatoria a Erva</text:p>
      <text:p text:style-name="P53"/>
      <text:p text:style-name="P53"><text:tab/>A maconha comsumida em forma de fumo, faz um charuto de gosto forte, como um chá amargo, causando efeitos diversos no ser o prova de fato. E como todo fato, há muito do que se pode aproveitar, de percepção ou experiência, constitui-se o</text:p>
      <text:p text:style-name="P53">que se pode, ou não, fazer-se sentido, ou a qualuquer sentido que possa ser.</text:p>
      <text:p text:style-name="P53"><text:tab/>Falácias são divertidas por que confudem a cabeça. Que cheguem os computadores! E que sejam tão divertidos quanto essas falácias! De tanta falácia morreu o falasionista, que mente e inventa o que não se pode inventar. </text:p>
      <text:p text:style-name="P53">De frase em frase foi-se constituindo a brana, de uma dimensão espiral, transversa ao caos. E nada de divertido saiu dali, mas o computador continuou a sorrir: continue, dizem os bits. </text:p>
      <text:p text:style-name="P53"><text:tab/>- Mas quem és tu se sou eu?</text:p>
      <text:p text:style-name="P53"><text:tab/>Se não sou eu é você, e estes parágrafos não são os primeiros. Meus primeiros parágrafos não estão aqui. Nem os meus. </text:p>
      <text:p text:style-name="P53"><text:tab/>Realmente quando muito se há, muito se faz, muito se diz. Recortes daqui e ali, de uma <text:soft-page-break/>falácia divertida que o computador veio lhe servir. Uma novo alcance para uma funcionalidade antiga e divertida: falar. Falar o que se tem em mente, o reflexo de tudo que foi visto e pensado, o output da inteligecia humana.</text:p>
      <text:p text:style-name="P53"><text:tab/>Falácias belas de realidades externas, que se refletem internamente através daqueles que ainda não entendem. E quem entende pode ir muito além do que se entende, ou depende? Muitas respostas pouco se compreende.</text:p>
      <text:p text:style-name="P77"/>
      <text:p text:style-name="P44"/>
      <text:p text:style-name="P55">Entao é Isso</text:p>
      <text:p text:style-name="P44"/>
      <text:p text:style-name="P55">Então é isto:</text:p>
      <text:p text:style-name="P55">Tem se um cargo físico que produz, e auxilia o progresso do entendimento;</text:p>
      <text:p text:style-name="P55">Os hobbies de ler, escrever, bem como perceber, e agir.</text:p>
      <text:p text:style-name="P55">Falta muito para suprir, e superar a total usabilidade do corpo no momento, porém, isto pode mudar exponencialmente.</text:p>
      <text:p text:style-name="P55">A linha de progresso é estranha, muitas vezes as mesmas contradições acontecem,</text:p>
      <text:p text:style-name="P55">mas em situações diferentes, nem que pela minima fração de diferença tempo-espacial destas proporções químo-dimensionais que nos sustentam.</text:p>
      <text:p text:style-name="P55">Tem se o cienstista, e os meios pelo qual se comunica. Escrita, ou produção física, os fragmentos de informação circulam pela rede. <text:s/></text:p>
      <text:p text:style-name="P82"/>
      <text:p text:style-name="P54"/>
      <text:p text:style-name="P55">WoW</text:p>
      <text:p text:style-name="P55"/>
      <text:p text:style-name="P55">Aliança rascista imperialista contra a horda racista imperialista, uma contra a outra por falhar a tarefa do entendimento mutuo. A guerra surge da discordia, porem, a resposta ao problema que evita a guerra, sera a resposta das proposiçoes posteriores.</text:p>
      <text:p text:style-name="P86"/>
      <text:p text:style-name="P54"/>
      <text:p text:style-name="P55">Modifying the Information System</text:p>
      <text:p text:style-name="P54"/>
      <text:p text:style-name="P55">Modifying the information system while turning it more acessible within the goal of individual improvement, can change</text:p>
      <text:p text:style-name="P55">the civilization as a whole; bit by bit being rebuilt, over and over, all the info we create shall be used to improve,</text:p>
      <text:p text:style-name="P55">going beyond, being each time better, better than good, [infinitus] (es) "thuou" {variables}; Perspectives of realities than humans can do, it can be about what we live too, being obssessed with somenthing, can change you a lot, being weird and silly or changing your thought, even disrupting stigmas and taboos . </text:p>
      <text:p text:style-name="P82"/>
      <text:p text:style-name="P55"/>
      <text:p text:style-name="P55">Musica</text:p>
      <text:p text:style-name="P55"/>
      <text:p text:style-name="P55">Dificil é musicar musica alheia,</text:p>
      <text:p text:style-name="P55">E a musica eu faço não é necessariamete uma que eu mesmo aguente.</text:p>
      <text:p text:style-name="P55">Mas pode ter também quem goste de recolher com os ouvidos, nosso lixo mental.</text:p>
      <text:p text:style-name="P86"/>
      <text:p text:style-name="P44"/>
      <text:p text:style-name="P55">Posiões Indeterministicas</text:p>
      <text:p text:style-name="P44"/>
      <text:p text:style-name="P55">Existe confusão,</text:p>
      <text:p text:style-name="P55">E com certeza,</text:p>
      <text:p text:style-name="P55"><text:soft-page-break/>de que não há certeza,</text:p>
      <text:p text:style-name="P55">desordena as verdades, </text:p>
      <text:p text:style-name="P55">na proposição;</text:p>
      <text:p text:style-name="P55"/>
      <text:p text:style-name="P55">De tudo que há,</text:p>
      <text:p text:style-name="P55">há o que deixa ser,</text:p>
      <text:p text:style-name="P55">e em questionamentos,</text:p>
      <text:p text:style-name="P55">permanecem indeterminadas,</text:p>
      <text:p text:style-name="P55">as posições.</text:p>
      <text:p text:style-name="P82"/>
      <text:p text:style-name="P55">Turista do mundo,</text:p>
      <text:p text:style-name="P55">passeando,</text:p>
      <text:p text:style-name="P55">observando tudo;</text:p>
      <text:p text:style-name="P55"/>
      <text:p text:style-name="P55">Passivo,</text:p>
      <text:p text:style-name="P55">ativamente andando,</text:p>
      <text:p text:style-name="P55">sem interferir,</text:p>
      <text:p text:style-name="P55">vendo o zoologico humano;</text:p>
      <text:p text:style-name="P55"/>
      <text:p text:style-name="P55">De escritas sem sentido,</text:p>
      <text:p text:style-name="P55">a melodias, e ao desconhecido,</text:p>
      <text:p text:style-name="P55">onde ha terreno baldio,</text:p>
      <text:p text:style-name="P55">ha o turista vazio;</text:p>
      <text:p text:style-name="P55"/>
      <text:p text:style-name="P55">Incrédulos e apaixonados,</text:p>
      <text:p text:style-name="P55">andam pelos mesmos campos,</text:p>
      <text:p text:style-name="P55">murados e livres,</text:p>
      <text:p text:style-name="P55">em cidades e parques,</text:p>
      <text:p text:style-name="P55">sempre a procurar,</text:p>
      <text:p text:style-name="P55">nem sempre a sentir novidades,</text:p>
      <text:p text:style-name="P55">mesmo que muito de novo,</text:p>
      <text:p text:style-name="P55">mesmo que novo de novo;</text:p>
      <text:p text:style-name="P55"/>
      <text:p text:style-name="P55">Turistas nativos de lugar algum,</text:p>
      <text:p text:style-name="P55">procurando novos sitios,</text:p>
      <text:p text:style-name="P55">para voltar a existir em algum lugar.</text:p>
      <text:p text:style-name="P86"/>
      <text:p text:style-name="P56"/>
      <text:p text:style-name="P56">Teste Writing Focused Program</text:p>
      <text:p text:style-name="P56"/>
      <text:p text:style-name="P56"><text:tab/>That’s a decent writing program. Other ones usually disperse the user focus onto too many tools that aren’t always that useful. In order to get a better performance, I decided to try another ways to work, upgrading the general knowledge and experience each time. <text:line-break/> <text:tab/>The prior objective that surges within this kind of action taxonomy, is to go up to a new level in terms of using the modern tools that follows the information technology and the general modern civilization knowledge pinnacles. The prior objective that surges within this kind of action taxonomy, is to go up to a new level in terms of using the modern tools that follows the information technology and the general modern civilization knowledge pinnacles.</text:p>
      <text:p text:style-name="P82"/>
      <text:p text:style-name="P45"/>
      <text:p text:style-name="P56">Translate</text:p>
      <text:p text:style-name="P45"/>
      <text:p text:style-name="P45"><text:soft-page-break/><text:tab/>Human born into a modern alien world, which wants from us what it wants, even if it is not what we want from it. <text:s/>What good is having the power to desire, if will be no power to obtain the desired? The modern man frequently creates without thinking about the desires that can be born from creation. The desire can be born in every man, even in the man who has created the desired. Sometimes this desire can be impossible to suppress, and if it be the case, than the suppression of impossible desires or the search of true will – beyond the barrier created by the fellow humans – can be showing something unattached to humans and their systems and their deceived perspectives. <text:line-break/> <text:tab/>However, one can also use human systems as stair steps to create the overcome, also thinking in turning the creation accessible to others. Many technologies work this way, and the virtual environment is the most viable way to turn creation accessible, starting by the reduced amount of physical efforts to create there. The physical can be created by every individual, expending this way its own time creating the tools that it needs. <text:s/>Automation can turn that feat possible, soon. Researches and developments that require groups of people obviously will need many individuals, but even that bigger projects can have their system reduced into even small and simplified systems. <text:line-break/> <text:tab/>Automation requires energy, and energy generation can be upgraded or substituted by better forms, but any of those options requires information processing, which needs to be done by something. Humans can function very well as biological computers, but they invented the actual computers to simplify and accelerate various tasks. Accordingly, energy must be used to compute the energy related variable as well, in order to create and upgrade a self sustainable system during the process, providing great computational power too. What in human actions are not related to energy? <text:tab/><text:line-break/> <text:tab/>The communication trough internet allows projects to be served in virtual form, and can be accessed by anyone who is into the reaches of web, and the web can reach as far as we prepare it to reach. Once the interests allow, this kind of mechanism can be used to boost the development rate even more dramatically. <text:s/>The energy to do it is already in use, and much of human systems can already be simplified trough it, the only need is to focus on the right direction to let it float.<text:line-break/> <text:tab/>The strength of the human group while thinking individuals, still does not seems to be focused on this feature. The human connected thought find itself dispersed between work, knowledge, and leisure (even if it is all knowledge being work, leisure and vice versa). Focus two major production areas – work and knowledge – into a great network is a possible way to test the potential of the group (leisure can be part of it too, but it needs to be related to human productivity (technical, intellectual, artistic, physical), in any other case it turns into individual joy – that must be much better assured by systems which automates mechanical and unwanted tasks, allowing the individual to actuate into their preferred tasks-). Therefore, we can be still handling the limitation of human capacity in content assimilation. They can create endless topics and discussions that circulate around the crucial point, never coming definitely to it, as can already be observed in various online forums. Here a “tag management” can occur, and the topics that already came to the crucial logic point must be showed. That tag management can be done by humans searching and listing this subjects, but can be done by automated fashion too, as long the progress of information be consistent an guaranteed. This way we can pursue cutting the loops around concluded discussions, getting a shortcut to the answers, leading efforts just to the unanswered ones.<text:line-break/> <text:tab/>Another problem to be faced is the ability to monitor such development. With many topics being created and discussed at the same time, it will be necessary an intelligent centralization, to it form a kind of unified text about the technical knowledge. This way, the discussion would be the same walking step of the verified content, avoiding redundancy around issues that have been already verified. This part should take extra care, because even content already checked can be placed on the agenda again if a new unanswered question about it presents itself. Therefore, the system should classify the subjects that was already discussed in relation to the topic as well, allowing the individual to check the doubt quickly, not holding they into redundant points, going as fast as possible to the highest level of that topic, aiming the highest level of knowledge, the one that show the total big picture, allowing to zoom in and out any part of it. <text:s/><text:tab/></text:p>
      <text:p text:style-name="P104"><text:soft-page-break/></text:p>
      <text:p text:style-name="P44"/>
      <text:p text:style-name="P44"/>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Print1" svg:font-family="'Segoe Print'" style:font-family-generic="system" style:font-pitch="variable"/>
    <style:font-face style:name="Segoe UI1" svg:font-family="'Segoe U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17:04:02.400986357</meta:creation-date>
    <dc:date>2016-12-16T01:47:56.027277395</dc:date>
    <meta:editing-duration>PT4H56M55S</meta:editing-duration>
    <meta:editing-cycles>23</meta:editing-cycles>
    <meta:generator>LibreOffice/4.3.3.2$Linux_X86_64 LibreOffice_project/430m0$Build-2</meta:generator>
    <meta:document-statistic meta:table-count="0" meta:image-count="0" meta:object-count="0" meta:page-count="47" meta:paragraph-count="1057" meta:word-count="15005" meta:character-count="90997" meta:non-whitespace-character-count="76622"/>
  </office:meta>
</office:document-meta>
</file>